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1" style:family="text">
      <style:text-properties officeooo:rsid="0004fb23"/>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rem Ipsum</text:h>
      <text:h text:style-name="Heading_20_4" text:outline-level="4">"Neque porro quisquam est qui dolorem ipsum quia dolor sit amet, consectetur, adipisci velit..."</text:h>
      <text:h text:style-name="Heading_20_5" text:outline-level="5">"There is no one who loves pain itself, who seeks after it and wants to have it, simply because it is pain…"</text:h>
      <text:p text:style-name="Text_20_body"/>
      <text:section text:style-name="Sect1" text:name="Content">
        <text:section text:style-name="Sect1" text:name="lipsum">
          <text:p text:style-name="Text_20_body">Lorem ipsum dolor sit amet, consectetur adipiscing elit. Sed tempor elementum congue. In sed consequat mauris. Curabitur et eros vehicula, dictum odio a, finibus neque. Donec varius, ex eget scelerisque maximus, lacus lacus lacinia risus, id efficitur justo nibh id ex. Proin eleifend arcu in ligula sodales, eu porttitor ligula placerat. Sed massa nulla, ultrices quis congue nec, tincidunt id tortor. Pellentesque vestibulum odio id sem pulvinar dignissim. Nunc tristique imperdiet mauris vitae feugiat. Nullam commodo mi in rutrum tincidunt. Nullam ornare lacinia auctor. In lacus elit, lobortis at finibus non, aliquet id arcu. Phasellus turpis lacus, imperdiet in massa eu, imperdiet ornare metus. Duis et vulputate magna, vitae interdum magna. Donec non ullamcorper lorem, in maximus lacus. </text:p>
          <text:p text:style-name="Text_20_body">Donec pulvinar interdum justo, sit amet congue nisi mollis quis. Duis sit amet magna dapibus, consequat lacus sit amet, placerat nisi. Cras ut diam at sapien vehicula aliquam. Mauris massa ipsum, pellentesque tincidunt lectus fermentum, laoreet auctor nisi. Donec tristique nisl odio, hendrerit pretium urna ultrices non. Proin interdum congue nisi ac venenatis. Aliquam mattis velit vel purus condimentum aliquam. Phasellus id turpis odio. Phasellus pulvinar sem sapien, vitae viverra lacus condimentum eu. Pellentesque et elit non tellus tincidunt commodo. Aliquam convallis dignissim lectus eget lacinia. Vivamus vitae ex sit amet eros volutpat fringilla quis nec ante. </text:p>
          <text:p text:style-name="Text_20_body">Quisque purus nisi, vestibulum sit amet odio vel, egestas aliquet eros. Etiam mattis velit sit amet justo consectetur, sit amet interdum eros dapibus. Ut nisi ipsum, vulputate nec tincidunt sit amet, venenatis vestibulum tortor. Phasellus rhoncus mauris nisi, at vestibulum turpis viverra vulputate. Duis dapibus non est vitae rutrum. Phasellus at urna magna. Fusce aliquam sit amet quam non egestas. Sed quis urna eget massa maximus maximus eu id quam. Etiam aliquam sapien ut ultrices tristique. Nunc consectetur vitae metus nec commodo. Vestibulum laoreet nec diam a venenatis. Maecenas sed tellus elementum, tristique augue non, varius est. </text:p>
          <text:p text:style-name="Text_20_body">Morbi justo enim, cursus vel odio id, condimentum pharetra erat. Vestibulum dignissim aliquam ex, vel blandit sem tempus vel. Sed erat odio, porttitor eu tempor at, fringilla vitae lorem. Lorem ipsum dolor sit amet, consectetur adipiscing elit. Curabitur vehicula nulla laoreet odio iaculis, varius eleifend turpis gravida. Praesent ullamcorper, dolor malesuada dapibus aliquet, lorem tellus sagittis mauris, non ultrices eros mi dignissim nulla. Orci varius natoque penatibus et magnis dis parturient montes, nascetur ridiculus mus. Nam in lacinia enim, eu pharetra purus. Sed elit nisi, aliquet non faucibus quis, viverra ac magna. Cras vel metus feugiat tellus dictum pharetra a et lacus. Integer metus odio, fringilla id tincidunt sit amet, semper quis neque. Integer commodo volutpat nunc id pretium. Pellentesque porttitor magna sit amet malesuada dapibus. Fusce in placerat urna. </text:p>
          <text:p text:style-name="Text_20_body">Sed malesuada lacinia augue, sit amet malesuada ligula molestie quis. Nulla risus eros, maximus at massa nec, pharetra eleifend risus. Vivamus lectus nisi, semper sed aliquet eget, malesuada ac erat. <text:soft-page-break/>Quisque malesuada enim consequat ultricies porta. Praesent sed nibh vitae purus varius convallis. Praesent libero tellus, accumsan eget sapien et, varius dignissim dolor. Duis lacinia, urna et dignissim dignissim, eros diam dignissim tortor, at pretium dolor tellus vel urna. Morbi nec lectus at ligula scelerisque accumsan nec quis elit. Curabitur eget congue enim. Duis imperdiet, lectus at vehicula interdum, metus tortor egestas erat, vel mattis libero augue viverra ante. Suspendisse finibus cursus lacinia. </text:p>
          <text:p text:style-name="Text_20_body">Nam egestas vehicula lorem quis dignissim. In volutpat tincidunt nisi at ultricies. In consectetur scelerisque arcu in pulvinar. Maecenas interdum eros et elit congue, varius varius massa tempus. Mauris tortor dolor, vestibulum at eros id, pulvinar rutrum sem. Ut vestibulum dolor quis tellus sollicitudin congue. Cras efficitur, tortor a sodales gravida, sapien enim scelerisque metus, ac finibus leo ligula vel mauris. Duis ex nisl, interdum non orci et, commodo fringilla leo. Cras lacinia leo eu nisi interdum bibendum. Fusce dictum bibendum lacus ac placerat. Vestibulum viverra pharetra ligula non pretium. </text:p>
          <text:p text:style-name="Text_20_body">Sed mattis felis quis justo vehicula, a dapibus ante rhoncus. Morbi pulvinar semper facilisis. Integer et enim in ipsum cursus feugiat at at elit. Interdum et malesuada fames ac ante ipsum primis in faucibus. Vivamus mauris risus, ultrices eu scelerisque eu, cursus quis dolor. Etiam consectetur convallis libero sed accumsan. Pellentesque finibus diam eget augue feugiat rutrum. Nullam scelerisque orci elit. Aenean neque erat, imperdiet at elit vitae, venenatis dictum mi. Morbi convallis nulla quam. Proin convallis justo arcu, et gravida ipsum efficitur eu. Suspendisse scelerisque lacus vel ultricies condimentum. Cras eget nisl sagittis, scelerisque augue vel, tincidunt massa. Aenean nulla dui, sollicitudin et dignissim a, faucibus viverra dui. Praesent facilisis porta neque ut gravida. Pellentesque sed elit quis risus eleifend elementum. </text:p>
          <text:p text:style-name="Text_20_body">Suspendisse rhoncus, orci in vehicula ultricies, dui magna interdum nunc, nec ornare quam orci in velit. Vestibulum egestas sem in pellentesque gravida. Nulla imperdiet ipsum nec orci interdum, ac interdum odio vulputate. Sed urna ligula, commodo a sagittis ac, molestie in tortor. Donec non arcu id lorem ornare porta. Duis quam magna, vulputate id tincidunt sed, consectetur in nisi. Vestibulum ante ipsum primis in faucibus orci luctus et ultrices posuere cubilia curae; Suspendisse rhoncus blandit dictum. Ut ultricies ipsum odio, non tincidunt odio tincidunt nec. </text:p>
          <text:p text:style-name="Text_20_body">Nam ultrices, purus at efficitur finibus, sem metus vestibulum mi, sed congue nunc nulla sit amet ex. Cras enim orci, imperdiet sit amet dictum non, venenatis vitae ante. Nulla ultricies, sem in lacinia condimentum, neque tellus venenatis erat, in vulputate neque lorem finibus lectus. Nunc ut mi vitae tortor blandit imperdiet. Phasellus ex sem, dignissim malesuada est non, accumsan consectetur libero. Suspendisse dictum consequat turpis vel condimentum. Nulla nec purus sed dolor pulvinar sollicitudin. Nullam non magna sed est dictum pretium. Vivamus porta ac nulla vel malesuada. Orci varius natoque penatibus et magnis dis parturient montes, nascetur ridiculus mus. Etiam malesuada magna non ex ultrices, ut vulputate metus lacinia. Curabitur ornare vestibulum laoreet. </text:p>
          <text:p text:style-name="Text_20_body">Nullam auctor purus ac euismod semper. Aenean eu magna libero. Morbi augue libero, molestie eget condimentum sed, malesuada sit amet nulla. Etiam quis tortor imperdiet, sollicitudin purus eget, lobortis purus. Vestibulum quam neque, facilisis ac pellentesque sed, maximus ut sem. Suspendisse lacinia purus a elit molestie, eu ornare diam viverra. Phasellus in mauris auctor, convallis velit sed, aliquam tellus. </text:p>
          <text:p text:style-name="Text_20_body"><text:soft-page-break/>Nulla lacinia egestas dolor, eu porta nisi vulputate at. Aliquam sed consectetur nibh. Donec lacinia ipsum ac lorem suscipit bibendum. Aenean arcu velit, hendrerit id vulputate eget, faucibus vitae ipsum. Nam sed dapibus neque, nec elementum tortor. Vivamus velit ex, vestibulum eget suscipit ac, volutpat eget lacus. Cras sodales, eros in euismod consequat, neque est suscipit nibh, non aliquet odio turpis et massa. </text:p>
          <text:p text:style-name="Text_20_body">Lorem ipsum dolor sit amet, consectetur adipiscing elit. Sed velit lacus, convallis at molestie sit amet, sollicitudin sit amet dolor. Sed vitae lectus eu sem maximus dictum eu quis eros. Mauris sagittis rhoncus libero. Curabitur vitae maximus eros. Ut interdum sit amet urna ut pretium. Praesent quis nulla felis. Sed maximus volutpat arcu, vitae congue massa rutrum at. Sed imperdiet dui a nibh lobortis molestie. In tempus, mauris sit amet bibendum sollicitudin, purus mauris euismod sapien, vel tincidunt est nibh at orci. Phasellus tempus lectus vitae tempus gravida. </text:p>
          <text:p text:style-name="Text_20_body">Maecenas ornare et enim eget tincidunt. Aliquam tincidunt sapien sit amet nisl ullamcorper, vitae efficitur ipsum tincidunt. Aenean ut purus et leo faucibus aliquet at id diam. Cras tempor, dolor ac luctus pulvinar, nunc diam porta tellus, sed ornare ante velit vitae diam. Etiam quis urna nec ligula aliquet sollicitudin. Sed odio urna, ultricies sed mollis nec, posuere eget nisi. Nunc id imperdiet diam. Morbi vitae sollicitudin enim, a porttitor ipsum. Suspendisse finibus mi dictum mauris vestibulum laoreet. Curabitur orci neque, efficitur sit amet gravida sed, porta in sapien. </text:p>
          <text:p text:style-name="Text_20_body">Orci varius natoque penatibus et magnis dis parturient montes, nascetur ridiculus mus. Vivamus pellentesque, nibh eget molestie interdum, augue nisi ultricies nulla, in commodo orci ipsum sit amet nisi. Aenean vel dolor orci. Morbi massa nisl, auctor non volutpat sed, convallis sit amet erat. Maecenas interdum, justo in vestibulum semper, libero quam pretium leo, ac venenatis tortor ipsum quis arcu. Pellentesque habitant morbi tristique senectus et netus et malesuada fames ac turpis egestas. Integer viverra semper ultricies. </text:p>
          <text:p text:style-name="Text_20_body">Curabitur et imperdiet quam. Maecenas non massa sagittis, egestas lectus eu, pretium justo. Donec ut purus nec lacus tempus eleifend et at nibh. Sed non turpis vitae leo efficitur molestie. Donec nec finibus justo. Fusce mi lorem, cursus ut ante eu, sagittis tempus nibh. Quisque tincidunt urna ac massa posuere viverra non eget ligula. Fusce vitae maximus lorem. Nam rutrum, dolor id commodo luctus, urna purus faucibus libero, eget efficitur orci orci vitae massa. Sed eleifend est at eleifend hendrerit. </text:p>
          <text:p text:style-name="Text_20_body">Nullam dolor odio, sagittis eu accumsan vitae, convallis id velit. Mauris facilisis varius mauris, in venenatis quam placerat nec. Proin tincidunt tellus libero, ac euismod justo sagittis at. Curabitur id tortor vitae quam eleifend aliquam et id ligula. Vestibulum non massa a dui tempor pretium. Cras tempus purus dolor, id fermentum quam feugiat nec. Aliquam luctus, ante vitae dictum sagittis, leo sapien tincidunt ante, sit amet luctus velit sapien sed velit. Nunc posuere enim feugiat gravida porta. Duis feugiat porta lorem, eu aliquet nisl pulvinar ut. Cras vitae orci ultricies, ultricies ligula et, laoreet metus. Nunc id metus mattis, fermentum arcu eget, mattis enim. Proin malesuada nunc et urna placerat, id gravida sapien tempus. Vestibulum eget libero eros. Quisque rutrum enim vitae nisi dignissim tempus at a sem. </text:p>
          <text:p text:style-name="Text_20_body">Maecenas consequat justo congue fringilla molestie. Aliquam non mauris in justo varius feugiat. Ut lobortis enim arcu, semper fringilla velit consequat vitae. Sed dictum dolor nunc, eget laoreet velit tempor at. Maecenas pretium, quam at posuere sodales, neque velit congue justo, id rutrum neque <text:soft-page-break/>dui vitae eros. Phasellus at metus vulputate, gravida elit in, dignissim libero. Fusce varius dapibus dictum. </text:p>
          <text:p text:style-name="Text_20_body">Donec sed lorem at arcu lacinia fermentum vel mattis nisl. Mauris euismod quis sem sed tristique. Suspendisse sodales et nisl at pharetra. Donec vel sem tempus, porta est auctor, congue erat. Nulla euismod non quam at aliquam. Cras semper magna ac massa fringilla lobortis. Proin dignissim leo purus, eu aliquet arcu congue eget. Duis rhoncus odio nec dictum lacinia. Mauris porttitor sapien lorem, in rutrum nisl convallis sit amet. Nulla posuere porta viverra. Proin interdum, nibh tempus ultrices cursus, sapien ex laoreet justo, at mattis mauris quam rhoncus massa. In feugiat elit sit amet felis tincidunt luctus. Praesent non erat nec augue sollicitudin fringilla. </text:p>
          <text:p text:style-name="Text_20_body">Duis dapibus vel urna in tempor. Morbi vel justo ultricies, scelerisque magna quis, pharetra mi. Duis sed faucibus felis, efficitur eleifend elit. Fusce egestas quam nulla, ac interdum nisi tempus at. Mauris finibus nunc a varius lacinia. Suspendisse dapibus, mi et suscipit finibus, elit massa vulputate urna, ut facilisis neque est suscipit neque. Sed feugiat sapien eu imperdiet suscipit. Nullam maximus non purus eget tincidunt. Donec ut euismod lectus, eu sollicitudin risus. Vestibulum purus sapien, tempor quis finibus at, dignissim eu tellus. </text:p>
          <text:p text:style-name="Text_20_body">Morbi porta risus sem, a eleifend diam aliquam ac. Aliquam id enim a tellus sagittis imperdiet vel sit amet justo. Nulla imperdiet, orci id fermentum volutpat, massa velit varius sem, sit amet mattis tortor augue sed sapien. Nam auctor eu justo eu bibendum. Vivamus sollicitudin nunc et vestibulum consequat. Curabitur rhoncus ut justo a pellentesque. Curabitur velit augue, ullamcorper eget ex et, sodales pulvinar metus. Nullam condimentum dui vitae turpis varius efficitur. Curabitur quis condimentum tortor. Nunc vulputate, lectus et aliquam pretium, lacus velit egestas lorem, non aliquet risus eros nec ex. </text:p>
          <text:p text:style-name="Text_20_body">Suspendisse sit amet urna in libero dictum varius ac vel nisi. Duis id metus cursus, mollis neque id, rutrum neque. Nullam dui nisl, ultricies a auctor ac, convallis sed ante. In volutpat dignissim massa eget tempor. Nullam ac sagittis odio. Maecenas id leo a diam tristique facilisis. Sed cursus finibus pretium. Sed eget lorem arcu. Sed neque tortor, facilisis vel euismod facilisis, egestas non libero. Mauris bibendum quis orci dictum pulvinar. Nunc pharetra tempor elementum. Vivamus vel molestie velit. Nulla dolor ex, lacinia vehicula lorem auctor, molestie sagittis dui. Etiam eget ante eget elit rutrum maximus. Aliquam pharetra tortor vel elit faucibus interdum. Donec auctor ultricies sem eu luctus. </text:p>
          <text:p text:style-name="Text_20_body">Aliquam rhoncus viverra sem at semper. Ut posuere ipsum ut auctor fringilla. Donec scelerisque vitae quam vitae efficitur. Praesent lobortis, elit vel maximus hendrerit, orci ipsum tristique turpis, non ornare ipsum arcu ac tortor. Maecenas lobortis urna ex, at rhoncus turpis lobortis ac. Nullam nec efficitur nisi, et dapibus metus. Mauris ac ipsum ipsum. Sed porta turpis ac lorem efficitur aliquet. Maecenas odio eros, ultrices ac sollicitudin vitae, molestie eu nisi. Aenean sed commodo leo. Phasellus condimentum vitae erat quis pulvinar. Mauris bibendum arcu nec est gravida, in porta sapien pretium. Aenean suscipit malesuada volutpat. Praesent in risus sed quam sagittis faucibus in nec risus. Nulla at lacus sit amet leo faucibus hendrerit. </text:p>
          <text:p text:style-name="Text_20_body">Donec vitae urna ac libero porta efficitur. Aliquam auctor justo eros, a efficitur libero dictum vel. Cras porttitor placerat enim, ac ornare augue tristique vel. Morbi vitae tincidunt magna, at lacinia nulla. Vivamus tincidunt, elit ultricies semper dapibus, magna neque mattis erat, quis tincidunt <text:soft-page-break/>libero odio id quam. Integer sed dapibus neque. Integer eu feugiat risus. Morbi id sapien lacus. Etiam fringilla congue dui, vel vulputate lectus mattis at. </text:p>
          <text:p text:style-name="Text_20_body">Vivamus vulputate cursus tortor vel mollis. Suspendisse cursus neque dolor, at bibendum nisl tincidunt vitae. In felis urna, molestie sit amet odio vel, vulputate laoreet arcu. Donec euismod lorem a dolor commodo accumsan. Ut luctus ligula id dolor ullamcorper, at fermentum orci mollis. Aliquam erat volutpat. Donec imperdiet eget erat ut tristique. Integer nec molestie urna, quis interdum lacus. Praesent ut eros orci. Sed lacus quam, facilisis sit amet faucibus non, eleifend in orci. Donec dignissim, felis in feugiat posuere, nibh ante tincidunt erat, eget dapibus nibh turpis sit amet nibh. In sollicitudin ante at nisl euismod vestibulum. Proin congue condimentum dolor, ac tempor turpis sollicitudin non. Integer luctus accumsan nisi, non iaculis sem fermentum vel. </text:p>
          <text:p text:style-name="Text_20_body">Integer pellentesque risus vitae enim faucibus varius. Fusce varius tempus scelerisque. Donec ac diam ut lectus blandit molestie id in libero. Suspendisse porttitor felis ac faucibus condimentum. Curabitur commodo massa vel justo lacinia, id posuere massa dictum. Maecenas consectetur blandit nibh eget semper. Etiam maximus eros urna, quis sagittis risus facilisis eu. Nullam egestas, est vitae sollicitudin finibus, est nulla suscipit arcu, et tincidunt velit nibh ac ante. Etiam tempor risus velit, a lacinia tellus elementum tincidunt. Morbi a aliquet justo. Maecenas finibus urna quis ipsum tincidunt vulputate. </text:p>
          <text:p text:style-name="Text_20_body">Donec iaculis purus ac odio interdum, ac ultrices neque porttitor. Cras dignissim odio sit amet nunc pulvinar auctor. Sed semper metus sed hendrerit placerat. Vivamus nec efficitur lacus. Sed ut iaculis metus, vel mollis tellus. Praesent eu eros lacus. Aenean nisi nunc, ultricies at faucibus vitae, tincidunt a mi. Interdum et malesuada fames ac ante ipsum primis in faucibus. Phasellus semper ipsum eget metus commodo, sit amet euismod est hendrerit. Duis feugiat placerat euismod. </text:p>
          <text:p text:style-name="Text_20_body">Suspendisse mollis justo nibh, id vestibulum mi posuere et. Duis maximus sem ut sollicitudin iaculis. Donec ligula tellus, dapibus ut pharetra nec, volutpat eget massa. Ut ut dui ac orci tempus vestibulum eget nec leo. Vestibulum et convallis neque. Mauris eget posuere nibh. Praesent sagittis turpis quis odio scelerisque, non volutpat neque vestibulum. Sed feugiat purus lorem, eu ullamcorper leo porttitor quis. Proin et ligula vitae nulla interdum pretium. Sed at molestie lectus, vitae tincidunt ex. Sed et leo tempus, iaculis enim non, porttitor mauris. Suspendisse vestibulum aliquam risus vel porttitor. Quisque eu libero luctus, vulputate nisl non, eleifend lorem. Pellentesque ullamcorper quis libero a blandit. Nullam consequat scelerisque felis, at semper neque placerat non. </text:p>
          <text:p text:style-name="Text_20_body">Aliquam vitae semper leo. Curabitur interdum non lacus et commodo. Suspendisse facilisis neque quis volutpat aliquet. Quisque dictum arcu eget tempus ultricies. Duis maximus, ipsum in euismod sollicitudin, leo erat maximus est, eu bibendum lorem nibh ut erat. Cras auctor magna nisi, viverra ultricies ante tempus ornare. Proin ultricies ornare dolor eget rhoncus. Vestibulum vel neque pellentesque, vestibulum urna nec, aliquet velit. Donec eget efficitur leo, eget euismod quam. Vestibulum varius massa sit amet dolor pretium, a aliquam orci ornare. Vivamus ligula erat, varius at nisl vel, fermentum pharetra sapien. Nunc ultricies vel velit in egestas. </text:p>
          <text:p text:style-name="Text_20_body">Nunc eu nibh est. In congue risus nisl. Morbi in purus iaculis est feugiat faucibus at id nibh. Duis tincidunt finibus erat, vitae scelerisque enim tincidunt nec. Nunc rutrum eleifend nibh, id facilisis leo dapibus nec. Donec vehicula arcu eget massa consectetur sollicitudin. Fusce viverra gravida enim, at facilisis diam efficitur non. Sed mollis mauris vitae eros ullamcorper, aliquet mattis urna <text:soft-page-break/>semper. In hac habitasse platea dictumst. Donec ornare orci sem, vitae laoreet metus auctor ac. Duis fringilla ex vel posuere rhoncus. </text:p>
          <text:p text:style-name="Text_20_body">Integer convallis vel nisi eu molestie. Quisque sit amet interdum orci. Pellentesque vehicula eget quam ut faucibus. Curabitur nisl neque, sollicitudin eu venenatis et, mollis a massa. Lorem ipsum dolor sit amet, consectetur adipiscing elit. Donec venenatis, justo bibendum dapibus porta, orci odio pharetra lacus, in scelerisque augue purus vitae orci. Interdum et malesuada fames ac ante ipsum primis in faucibus. Vivamus velit diam, varius vel efficitur in, imperdiet quis ipsum. Ut sodales lobortis purus. Duis vulputate cursus felis, non blandit eros consequat id. </text:p>
          <text:p text:style-name="Text_20_body">Suspendisse at volutpat est. Etiam in ultricies sapien. Sed et mauris sodales, finibus sem eu, condimentum nulla. Praesent quis libero lobortis, aliquet nunc eget, finibus lorem. Fusce consequat ut quam at semper. Morbi odio nibh, gravida maximus consequat eu, varius eu libero. Morbi sit amet mauris consequat, pretium diam vitae, euismod enim. Cras leo ante, tempor eget turpis in, viverra mattis felis. Praesent ipsum nibh, tincidunt ut dui dictum, condimentum tincidunt erat. Vestibulum posuere feugiat sodales. Nunc rutrum sem eu nisl efficitur, id porta nisi molestie. </text:p>
          <text:p text:style-name="Text_20_body">Vivamus sapien erat, laoreet rhoncus facilisis eget, posuere at magna. Nulla cursus turpis sit amet dapibus lobortis. Nunc sit amet nunc lacus. Suspendisse eget ullamcorper augue. Proin a mi at lectus imperdiet sollicitudin sed non metus. Mauris viverra ex at neque finibus, eu bibendum ligula tincidunt. Donec vulputate, nunc a dignissim efficitur, turpis lectus elementum turpis, vel sollicitudin lorem metus quis libero. Maecenas lorem turpis, interdum eu velit non, vulputate viverra quam. Proin fringilla mattis turpis, sit amet malesuada turpis aliquam quis. Proin in maximus leo. Aliquam erat volutpat. Maecenas ac lacinia nisi, in aliquam ligula. </text:p>
          <text:p text:style-name="Text_20_body">Morbi sollicitudin est a lectus efficitur euismod. Cras vulputate urna vel magna vestibulum, non pulvinar justo accumsan. Sed pulvinar luctus tincidunt. Nam auctor rhoncus feugiat. Sed vestibulum ante at justo convallis maximus. Pellentesque sit amet mi ut nibh posuere hendrerit. Nulla in finibus sem, vitae pulvinar augue. Quisque quis leo ipsum. Nulla odio ipsum, pulvinar ut velit id, fringilla porttitor nisi. </text:p>
          <text:p text:style-name="Text_20_body">Donec vel enim scelerisque, accumsan nibh eget, scelerisque lorem. Donec erat neque, maximus in egestas pretium, commodo ut magna. Phasellus fringilla porta sapien, in gravida odio iaculis at. Ut sit amet egestas dolor. Donec metus sapien, fringilla a interdum ut, porta nec ligula. Pellentesque ac iaculis eros. Aliquam aliquam ullamcorper ante, ultricies sollicitudin lacus ultricies ut. Cras finibus placerat varius. Etiam dictum congue urna. Sed et lectus quis nisl accumsan sagittis. Donec non felis sapien. Sed sodales venenatis nisl vel luctus. Suspendisse mollis in ex vehicula elementum. </text:p>
          <text:p text:style-name="Text_20_body">Ut sit amet elementum elit. Nunc euismod eros at volutpat vulputate. Suspendisse vitae velit a nisi egestas suscipit. Cras sit amet elit in tellus vehicula pretium. Vestibulum et sem vestibulum, posuere dui interdum, eleifend mi. Suspendisse ante lacus, gravida sit amet diam sit amet, suscipit finibus risus. Ut mauris dui, auctor maximus mattis in, rhoncus at odio. Vivamus sed sodales nisl. Proin felis ipsum, euismod non aliquet ac, porta a metus. Praesent scelerisque non arcu eget hendrerit. Nunc dignissim, ante ut malesuada accumsan, dui mauris vulputate nisi, vitae posuere elit leo ac lacus. Sed ullamcorper luctus tincidunt. Duis auctor orci in diam posuere tristique. </text:p>
          <text:p text:style-name="Text_20_body">Suspendisse malesuada rutrum suscipit. Suspendisse eleifend sapien arcu, scelerisque bibendum odio ultrices non. Nunc vestibulum purus lectus, eu vehicula sem pellentesque sed. Pellentesque <text:soft-page-break/>finibus diam tempor eros hendrerit sodales. Ut ultrices interdum sapien id consequat. Proin id sem vehicula, cursus augue ut, tristique justo. Nunc tincidunt quis lorem bibendum ultrices. Nunc sit amet laoreet nisi, eget semper orci. Curabitur placerat vitae enim eget vestibulum. Sed lobortis velit sapien, eu dapibus mauris pulvinar eu. Proin facilisis ante et justo mollis, porta vulputate enim ornare. Suspendisse potenti. Sed at massa dapibus, venenatis est ut, fermentum augue. </text:p>
          <text:p text:style-name="Text_20_body">Duis egestas mi vitae velit tristique, eu tristique ex aliquet. Proin sit amet ullamcorper risus, eu hendrerit eros. Cras eget porta magna. Maecenas porttitor nisl non nibh hendrerit, nec tempor sapien elementum. Morbi dapibus elit nec sodales imperdiet. Aliquam eget tempor arcu, id ullamcorper neque. Cras scelerisque maximus aliquet. Quisque laoreet elit et massa ornare imperdiet. Class aptent taciti sociosqu ad litora torquent per conubia nostra, per inceptos himenaeos. Ut ultricies erat commodo diam ultricies, vitae suscipit turpis venenatis. Aliquam interdum mauris luctus nibh consectetur aliquet. Fusce egestas, metus ut sagittis tristique, orci ipsum elementum dolor, porttitor eleifend massa mi non tellus. Quisque a posuere libero, nec eleifend diam. Mauris vitae ante commodo diam condimentum ornare mattis a arcu. Aliquam blandit blandit turpis vitae suscipit. </text:p>
          <text:p text:style-name="Text_20_body">In imperdiet faucibus purus, in sollicitudin tortor consequat non. Aenean vulputate nisi eget elementum pulvinar. Nulla facilisi. Phasellus lacinia nulla in odio accumsan, sed iaculis massa elementum. Sed dignissim nibh eu nulla dictum sodales. Nam lacinia cursus finibus. Phasellus et urna ullamcorper, lobortis quam at, rutrum nunc. Curabitur cursus elit tellus, in tincidunt tortor finibus id. Suspendisse lacinia, nulla et scelerisque tristique, massa libero porttitor felis, luctus feugiat erat enim ac urna. Etiam nec nisi vitae risus vulputate mollis. Etiam a quam vel diam condimentum fermentum ut nec turpis. Curabitur hendrerit ultrices elit, fringilla lobortis arcu pharetra ut. </text:p>
          <text:p text:style-name="Text_20_body">Mauris ac nulla a dui lacinia facilisis. Suspendisse facilisis diam et nibh convallis congue. Fusce at massa sollicitudin, maximus nibh at, efficitur turpis. Nullam eleifend maximus magna nec accumsan. Vivamus porta eget elit eu finibus. Nam est dolor, sodales nec turpis in, auctor convallis enim. Integer nec orci ipsum. Suspendisse potenti. Suspendisse semper odio non nulla imperdiet tempor. Nullam tincidunt justo libero, eget cursus ipsum aliquet sed. Maecenas maximus libero ac orci tincidunt, et suscipit ipsum blandit. Sed hendrerit quam risus, in varius neque feugiat non. </text:p>
          <text:p text:style-name="Text_20_body">Nulla quam massa, blandit condimentum neque eget, condimentum iaculis eros. Cras elementum erat sed nulla auctor fermentum. Fusce nec metus dapibus, porta lacus eget, venenatis metus. Integer ut enim nec dolor consequat pulvinar. Cras varius, lectus quis auctor dignissim, orci nunc tincidunt mi, eget congue velit arcu vel turpis. Praesent a ligula sit amet enim mollis auctor non pulvinar urna. Suspendisse rutrum tristique faucibus. Sed sodales nulla neque, sit amet aliquam velit elementum ut. Proin aliquam quam quis metus bibendum, id euismod purus gravida. Nulla pellentesque, purus ut porta iaculis, ante tellus scelerisque leo, ut tincidunt velit leo ac felis. Donec ac laoreet diam. In mattis tincidunt erat, sit amet auctor augue venenatis et. </text:p>
          <text:p text:style-name="Text_20_body">Vivamus pellentesque leo eget felis suscipit, non porta odio facilisis. Donec mattis sapien at nulla efficitur gravida. Donec in nisl vel nibh ultrices egestas. Orci varius natoque penatibus et magnis dis parturient montes, nascetur ridiculus mus. Integer vulputate vulputate diam nec eleifend. Morbi quis sapien pulvinar, blandit orci eu, vehicula enim. Integer vehicula ligula dolor, nec vulputate mauris consectetur id. Nulla a neque porttitor, tempus metus quis, ornare diam. Fusce et eros interdum, mollis elit luctus, rhoncus leo. Duis vestibulum eleifend nisi non ornare. </text:p>
          <text:p text:style-name="Text_20_body"><text:soft-page-break/>Sed sagittis mi mauris, non facilisis dolor feugiat quis. Aliquam at metus ligula. Curabitur elit tortor, accumsan eget urna nec, bibendum facilisis ex. Cras nec egestas lacus. Donec scelerisque magna vel quam auctor auctor. Nam urna nisl, varius at commodo vel, mollis nec urna. Sed vehicula nulla a dui varius, eu fringilla eros lobortis. Aliquam ut est ultrices, congue tellus et, sollicitudin ante. In sodales turpis odio, id dapibus dolor rutrum eu. Pellentesque sed urna sit amet urna finibus dictum. Donec quis orci ligula. Suspendisse euismod gravida hendrerit. </text:p>
          <text:p text:style-name="Text_20_body">Aliquam erat volutpat. Suspendisse ornare pretium commodo. Phasellus lacus justo, semper id feugiat in, pulvinar in orci. Praesent eleifend elementum sapien et mollis. Vivamus scelerisque augue at sollicitudin pretium. Maecenas est enim, rhoncus ac leo at, aliquam dictum risus. In ac mauris dictum, facilisis turpis sed, eleifend odio. Mauris a nibh leo. </text:p>
          <text:p text:style-name="Text_20_body">Praesent viverra ornare quam sed varius. In malesuada nisl ac tempus rutrum. Integer varius auctor erat in efficitur. Nam hendrerit gravida fringilla. Nulla sagittis varius pretium. Duis maximus dictum imperdiet. Duis tristique leo ac massa tempus, non sagittis ante sagittis. Proin blandit auctor consectetur. Donec vehicula lacinia risus. Morbi arcu odio, blandit a risus in, luctus semper ex. Pellentesque arcu dolor, pulvinar eu lorem quis, ornare venenatis ipsum. Aenean eleifend auctor nisi. </text:p>
          <text:p text:style-name="Text_20_body">Quisque feugiat lorem a sapien cursus vestibulum. Nullam molestie lacus et sapien dictum efficitur nec id ante. Donec id convallis tortor. Etiam varius in leo in eleifend. Etiam venenatis est id dui laoreet congue. Donec vulputate arcu non pulvinar eleifend. Aliquam imperdiet nisi quis rhoncus facilisis. Fusce tristique lorem et lacus vestibulum, nec placerat urna congue. Aenean mi libero, maximus at elementum sed, suscipit vitae lorem. Mauris efficitur cursus auctor. Pellentesque fermentum tristique placerat. Aliquam erat volutpat. Suspendisse lobortis, orci non porta porttitor, neque libero sodales nibh, ultrices sodales erat enim ut quam. Ut quam mauris, egestas eu ultrices at, blandit sed diam. Mauris aliquet augue eu semper fermentum. Aliquam et mi dolor. </text:p>
          <text:p text:style-name="Text_20_body">Duis erat est, feugiat et ipsum vel, imperdiet fringilla erat. In quis tortor vel libero rhoncus elementum. Etiam malesuada lectus vel tortor efficitur lobortis. In est eros, efficitur vitae sodales ac, pharetra et lectus. Morbi congue eu metus sit amet lacinia. Nunc tristique elementum risus sit amet hendrerit. Fusce vitae arcu dolor. Quisque ante purus, tempus in sem non, egestas interdum massa. </text:p>
          <text:p text:style-name="Text_20_body">Mauris nec enim lacus. Donec aliquet gravida sem, tincidunt imperdiet arcu feugiat nec. Suspendisse iaculis nisl quis magna accumsan, ut mollis nulla vulputate. Praesent tempus orci at arcu pulvinar, sed porta nibh aliquet. Nunc lorem arcu, hendrerit eget est nec, aliquam lobortis libero. Donec a arcu vel tellus lacinia eleifend vitae sagittis est. Nam varius vestibulum justo, at venenatis turpis egestas lacinia. Pellentesque venenatis massa ac pulvinar dapibus. Nunc nec nibh nec justo ultrices finibus vestibulum a turpis. Nunc ut vestibulum urna. Sed et urna rutrum, placerat ex ac, maximus sapien. Etiam vitae est fermentum, suscipit turpis eu, consequat ligula. Integer eu pellentesque nunc. Ut et vehicula justo. Vivamus aliquet ante vel rhoncus ultricies. </text:p>
          <text:p text:style-name="Text_20_body">Ut et blandit ligula. Nullam id erat eu urna aliquam posuere. Vivamus sed felis fringilla, dapibus erat id, tincidunt lorem. Aliquam commodo urna arcu, id gravida lectus accumsan non. Donec id ornare ligula. Mauris ut varius eros. Duis maximus vehicula pharetra. Vestibulum tempor semper felis sit amet mattis. Quisque est lorem, ullamcorper in facilisis ut, gravida ac ligula. Morbi congue <text:soft-page-break/>nibh enim, at dapibus arcu vestibulum at. Aliquam ex augue, ornare vel aliquet vel, feugiat vitae nunc. Curabitur tortor nunc, auctor in maximus eget, vulputate quis mi. </text:p>
          <text:p text:style-name="Text_20_body">Vestibulum fringilla eget leo viverra auctor. Sed sit amet dui sollicitudin, molestie massa sit amet, condimentum turpis. Pellentesque id lorem ligula. Integer pharetra vehicula odio, ac pretium eros accumsan sit amet. Vestibulum posuere nunc nisl, ac aliquet metus dictum tempor. Proin tincidunt leo ut accumsan vulputate. Duis et diam fringilla felis maximus tincidunt in eget quam. Integer dictum lacus velit, vitae congue turpis consequat sed. Phasellus dignissim, lorem sed convallis fermentum, lectus est consectetur magna, at vestibulum tellus purus non est. Ut id est eget ligula euismod consequat. Vivamus molestie mi ut cursus ullamcorper. Lorem ipsum dolor sit amet, consectetur adipiscing elit. Vestibulum ante ipsum primis in faucibus orci luctus et ultrices posuere cubilia curae; </text:p>
          <text:p text:style-name="Text_20_body">Integer cursus viverra nisl in ullamcorper. Duis vel euismod neque. Maecenas sed suscipit enim, vitae vestibulum nunc. Quisque blandit, ligula ac rhoncus scelerisque, dolor orci suscipit nisl, ut congue justo justo id augue. Nam suscipit justo quis nisi tristique venenatis. Cras ante odio, pellentesque id velit eu, suscipit gravida enim. Donec viverra rutrum ipsum vel placerat. </text:p>
          <text:p text:style-name="Text_20_body">Aliquam tempus lacinia diam. Duis mi risus, ultricies at nulla quis, scelerisque facilisis eros. Donec sit amet velit sit amet felis molestie laoreet sed sit amet orci. Fusce et rhoncus erat. Aenean tempor posuere libero non aliquet. Vivamus nisl mi, laoreet vel vulputate at, vestibulum nec eros. Ut vel felis sed justo porta vestibulum et at augue. Ut faucibus, risus nec rhoncus maximus, urna dui placerat eros, laoreet feugiat nibh tortor non tortor. </text:p>
          <text:p text:style-name="Text_20_body">Maecenas id turpis pretium, ornare enim sed, iaculis nulla. Curabitur congue purus eu euismod malesuada. Praesent egestas vitae augue in dapibus. Aliquam et elementum diam. Donec convallis velit non nulla elementum rhoncus. Lorem ipsum dolor sit amet, consectetur adipiscing elit. Vestibulum lorem mauris, commodo sit amet consectetur et, pharetra a neque. Nullam consequat euismod ante, vel malesuada odio tempus et. Nunc sed scelerisque nulla. Vivamus justo quam, pulvinar a scelerisque pulvinar, viverra et odio. </text:p>
          <text:p text:style-name="Text_20_body">Quisque venenatis lorem id mi posuere laoreet. Mauris mollis sagittis purus vitae fringilla. Vivamus tempus sollicitudin nulla, vel tincidunt nisl volutpat vel. Ut consequat rutrum quam eget dictum. Nullam augue libero, rhoncus ut tellus a, ultrices dictum lacus. Nullam eu suscipit purus. Quisque et rhoncus elit. </text:p>
          <text:p text:style-name="Text_20_body">Phasellus ut orci eget sapien imperdiet pulvinar. Nulla ornare, augue eget gravida vulputate, ex eros ornare nibh, in feugiat arcu dolor ac velit. Etiam ultricies, neque ac porta suscipit, odio ipsum consectetur tellus, ut pharetra nisl tellus ac lacus. Nam orci ex, egestas eu augue in, euismod dignissim purus. Cras sagittis tempor urna, ut tristique ipsum pretium non. Aenean tristique urna sit amet nisi venenatis, non lobortis mi fringilla. In nec massa sit amet ante interdum facilisis et eget tortor. </text:p>
          <text:p text:style-name="Text_20_body">Suspendisse aliquet non orci egestas pharetra. Curabitur fringilla tellus magna, vitae iaculis nibh laoreet in. In hac habitasse platea dictumst. Integer interdum mauris et magna aliquam vestibulum. Pellentesque urna ipsum, pharetra non pulvinar in, feugiat at libero. Nam diam diam, placerat id bibendum dignissim, congue et nibh. Vestibulum dignissim id nisi quis vehicula. Fusce suscipit sollicitudin convallis. </text:p>
          <text:p text:style-name="Text_20_body"><text:soft-page-break/>Sed dictum turpis sit amet turpis condimentum, nec volutpat lacus facilisis. Vestibulum mollis est metus, nec pharetra felis bibendum nec. Quisque aliquam egestas pellentesque. Cras lobortis dapibus neque vitae rhoncus. Nam at interdum tortor, mollis volutpat purus. Integer eget purus orci. Vestibulum placerat posuere libero, vel sollicitudin odio dictum eu. Etiam in lectus eu mi aliquet tempor. Nulla id finibus libero, eu sagittis sem. Sed hendrerit purus sit amet magna commodo maximus. Maecenas aliquam dictum nulla nec vulputate. Vestibulum efficitur diam eget congue ultricies. Mauris semper, tortor id tincidunt mattis, justo libero finibus dolor, ut elementum dolor dui a ipsum. In fringilla egestas dictum. Duis interdum ultricies ex eget efficitur. </text:p>
          <text:p text:style-name="Text_20_body">Cras id leo aliquam, pellentesque augue at, dictum turpis. Vivamus interdum in nibh sit amet aliquam. Duis euismod lacus id metus faucibus vulputate a vitae nibh. Quisque id elit finibus, viverra ante sit amet, pulvinar magna. Vivamus consectetur eleifend risus sit amet tincidunt. Nunc at finibus sem, a molestie mi. Integer sagittis auctor diam volutpat tempus. Quisque a ante non dui placerat accumsan iaculis eu ex. Vestibulum vestibulum neque nec euismod aliquet. </text:p>
          <text:p text:style-name="Text_20_body">Vestibulum sed tortor ac dui vehicula dignissim et elementum velit. Aenean nibh dolor, pulvinar a pulvinar lacinia, venenatis eu tellus. Vivamus sit amet metus vitae nisi sagittis tempus et a elit. Phasellus blandit augue leo, sed tempus orci mattis nec. Praesent in urna dapibus, ornare odio ut, blandit nibh. Nam a risus ut felis varius pellentesque quis at purus. Mauris nec metus porta, tincidunt enim a, viverra neque. Suspendisse et elit libero. Etiam eleifend vulputate urna, a condimentum orci blandit sit amet. Mauris rutrum eros quis nibh varius hendrerit. Cras sed venenatis dolor. Maecenas laoreet mi et egestas condimentum. Morbi ante elit, luctus id velit sit amet, maximus convallis est. Pellentesque rutrum eros finibus enim laoreet ullamcorper. Nullam quis ante et purus ultricies feugiat. Mauris suscipit mauris et facilisis volutpat. </text:p>
          <text:p text:style-name="Text_20_body">Vestibulum posuere massa nibh, ac volutpat leo placerat a. Aliquam ligula sem, luctus quis lobortis at, sodales ut mauris. Duis in feugiat neque, nec feugiat libero. Nunc fermentum quam vitae blandit placerat. Phasellus lobortis risus ut ante dignissim commodo. Fusce molestie, nunc vel semper sodales, lorem dui consequat odio, a dapibus lorem lorem eu ipsum. Duis a dui eget magna scelerisque aliquet eget eu lectus. </text:p>
          <text:p text:style-name="Text_20_body">Aliquam vel sem elit. Integer malesuada turpis velit, vitae ornare tellus dapibus nec. Proin finibus mauris dolor, eget ultrices urna commodo a. Cras ut dignissim eros. Sed consectetur elit semper dui tincidunt, sed porta enim pharetra. Mauris ac tellus maximus nisl imperdiet euismod non non elit. Orci varius natoque penatibus et magnis dis parturient montes, nascetur ridiculus mus. </text:p>
          <text:p text:style-name="Text_20_body">Sed ullamcorper scelerisque nisi. Duis lobortis sed ligula nec lacinia. Etiam tincidunt neque eu laoreet scelerisque. Nunc eget erat fermentum, maximus massa laoreet, pellentesque elit. Class aptent taciti sociosqu ad litora torquent per conubia nostra, per inceptos himenaeos. Pellentesque tortor ante, semper vitae molestie eget, molestie sit amet purus. In turpis massa, euismod non faucibus ut, lacinia ut lacus. Vestibulum non diam vel massa elementum tincidunt. Cras pellentesque quis tellus in eleifend. Quisque dictum odio tincidunt, porta purus sit amet, pharetra est. Sed cursus tellus lacus, a vestibulum turpis commodo ac. Cras sed lectus mattis nibh vestibulum placerat sit amet in turpis. Aliquam elementum ut urna ut sodales. Aliquam feugiat elit eu massa elementum interdum. </text:p>
          <text:p text:style-name="Text_20_body"><text:soft-page-break/>Fusce commodo ex in lacus commodo, in pretium nunc porttitor. In non dui nisl. Donec ipsum turpis, posuere nec facilisis nec, volutpat viverra purus. Etiam lacinia tincidunt libero, vitae aliquam purus lobortis nec. Proin feugiat congue sem in lobortis. Pellentesque dictum magna id augue dictum, vel convallis ligula posuere. Lorem ipsum dolor sit amet, consectetur adipiscing elit. </text:p>
          <text:p text:style-name="Text_20_body">Cras vulputate semper mollis. Cras bibendum, dui ac fermentum lobortis, lorem ipsum commodo purus, vel vehicula metus nisi eu orci. Quisque scelerisque non nisl eu facilisis. Sed leo quam, consectetur sit amet vulputate in, sollicitudin eu dui. Class aptent taciti sociosqu ad litora torquent per conubia nostra, per inceptos himenaeos. In scelerisque semper ipsum eu suscipit. Sed turpis diam, congue sit amet lacus non, gravida ultrices mi. Aliquam accumsan elit vitae quam dignissim, in tempor ligula tempus. Integer interdum in purus ut luctus. Suspendisse ut enim eget est gravida vulputate. </text:p>
          <text:p text:style-name="Text_20_body">Nunc euismod molestie odio, et scelerisque augue. Nullam feugiat elit vitae neque viverra maximus. Aenean a metus convallis, euismod urna ut, sollicitudin ante. Vivamus tincidunt pellentesque turpis ac elementum. Suspendisse potenti. Morbi non leo est. Aenean vehicula a tortor id condimentum. Morbi quis enim vitae nunc auctor aliquet. Duis venenatis nisi quis mi porta dictum. Mauris eu massa diam. Duis in scelerisque libero, vel accumsan leo. </text:p>
          <text:p text:style-name="Text_20_body">Nullam eu vulputate urna. Maecenas luctus interdum libero, et euismod nunc rutrum quis. Etiam feugiat quam vel purus ultrices gravida. Class aptent taciti sociosqu ad litora torquent per conubia nostra, per inceptos himenaeos. Nam finibus consectetur diam non luctus. Vivamus mattis augue vel ullamcorper facilisis. Curabitur interdum, justo sit amet accumsan imperdiet, velit sapien consequat mi, ac facilisis sapien sem quis nunc. Morbi varius mi erat, eget suscipit elit congue et. Duis consectetur lacus nec est faucibus sodales. Aenean luctus vel velit sed gravida. Vivamus sed maximus orci. </text:p>
          <text:p text:style-name="Text_20_body">Quisque aliquam vulputate maximus. Nam vitae elit non sem posuere dictum. Cras nec odio ante. Integer varius, eros id aliquam consectetur, mauris nunc malesuada dui, at commodo lacus orci nec est. Donec sagittis est sapien, in vulputate dolor iaculis nec. Nullam scelerisque urna vel vulputate aliquet. Vivamus egestas dictum elit sed sollicitudin. Morbi vel luctus nunc. </text:p>
          <text:p text:style-name="Text_20_body">Quisque bibendum vitae mauris id tempor. Mauris facilisis, ex eu posuere rutrum, lorem metus efficitur arcu, sed gravida tellus libero quis erat. Cras porta, nunc ac fringilla mattis, ex leo pellentesque magna, eu imperdiet orci magna ac ligula. Nulla posuere massa ut velit pharetra posuere. Suspendisse porta efficitur lacinia. Pellentesque consectetur consequat metus eu posuere. Duis congue nulla nec interdum euismod. Vestibulum orci sapien, congue ut semper at, venenatis quis neque. Donec posuere volutpat velit, non lacinia sapien aliquam a. Class aptent taciti sociosqu ad litora torquent per conubia nostra, per inceptos himenaeos. Sed sit amet condimentum leo. Nunc tellus dolor, auctor et mollis iaculis, semper faucibus augue. In mollis sem et leo vestibulum lobortis. </text:p>
          <text:p text:style-name="Text_20_body">Morbi quis purus non libero lobortis efficitur. Nunc pellentesque eget sapien a dictum. Duis ultrices vehicula fringilla. Vivamus vitae leo vel dolor aliquet sollicitudin eu varius justo. Nulla sit amet lectus ipsum. Ut feugiat, libero sed aliquet faucibus, justo augue iaculis orci, non fermentum lorem elit a orci. Mauris imperdiet sit amet leo ac blandit. Vivamus vitae nisi at magna eleifend aliquet. Fusce eget dictum tortor. Aliquam efficitur elementum augue, auctor suscipit leo iaculis ac. Praesent <text:soft-page-break/>tempor, sem ac auctor tempor, elit ligula eleifend orci, a aliquet felis quam venenatis augue. Proin consequat eros elementum blandit feugiat. Donec tempus ante in velit gravida, eget aliquet sem efficitur. Quisque eget commodo ipsum. Proin mollis id lectus ac tincidunt. </text:p>
          <text:p text:style-name="Text_20_body">Maecenas congue nunc et interdum laoreet. Aenean magna purus, feugiat at lobortis vitae, venenatis ac libero. Sed commodo dolor ut felis ultrices aliquet. In hac habitasse platea dictumst. Mauris laoreet accumsan vulputate. Mauris eu congue nisl. Donec in rutrum purus. Aliquam erat volutpat. Aenean pharetra sed mi quis vestibulum. Nulla facilisis vestibulum massa, et auctor felis. Phasellus pellentesque, ipsum sit amet iaculis iaculis, orci arcu efficitur mi, sed laoreet urna risus et libero. </text:p>
          <text:p text:style-name="Text_20_body">Nulla id arcu scelerisque, sollicitudin tellus in, auctor ante. Donec tempor ipsum eros, at imperdiet odio varius aliquet. Integer eu ultricies lectus, sed fringilla libero. Nullam consequat mauris pretium tellus tempor hendrerit. Cras laoreet eu tortor sit amet mollis. Phasellus sagittis purus commodo ultricies luctus. Aenean luctus dapibus libero a semper. Vestibulum placerat, nunc id maximus faucibus, eros urna fermentum erat, nec ultricies purus quam ut dui. Etiam lobortis suscipit dignissim. </text:p>
          <text:p text:style-name="Text_20_body">Nunc nec convallis nibh. Duis eget ullamcorper dolor, a vestibulum lacus. Etiam ut tellus pretium ex facilisis elementum. Morbi velit eros, dignissim vel sem in, convallis dictum nisl. Morbi efficitur felis eu eleifend placerat. Curabitur facilisis turpis dolor, et vulputate lorem convallis suscipit. Pellentesque in cursus turpis. Aliquam ut ante enim. Praesent volutpat nisi sit amet libero iaculis tristique. Donec eleifend nisi id velit dapibus, rhoncus rhoncus sapien gravida. Quisque elit urna, convallis at lacus in, fermentum sollicitudin dolor. Integer et diam eget velit convallis finibus. Nunc arcu justo, fermentum non nibh dignissim, laoreet aliquam purus. Phasellus ipsum ligula, commodo ac mi sed, pharetra accumsan nisi. Vestibulum eu ex at justo egestas lobortis. Aliquam congue sem vitae blandit scelerisque. </text:p>
          <text:p text:style-name="Text_20_body">Maecenas iaculis metus sed dui rhoncus, elementum vehicula velit auctor. Phasellus eleifend malesuada justo, dapibus ullamcorper diam. Nulla tristique orci eget hendrerit dignissim. Sed tincidunt lacus ac est iaculis fermentum. Phasellus urna dolor, tempus et est vel, rutrum volutpat ante. Nulla facilisi. Vivamus dignissim nunc neque, ac aliquet massa hendrerit ac. Donec lobortis mauris sapien, eget placerat nunc luctus non. Mauris consectetur lectus mauris, non egestas ligula porttitor consequat. Donec varius bibendum ultrices. </text:p>
          <text:p text:style-name="Text_20_body">Donec at elementum lorem, sollicitudin porta nibh. Sed mollis, ipsum nec pulvinar pharetra, tortor nulla ultricies nisl, nec eleifend orci tellus nec urna. Quisque sit amet tincidunt nibh. Nulla facilisi. Praesent in scelerisque neque, eu mollis massa. Aenean maximus orci pulvinar dolor ornare mattis. Etiam a accumsan lacus, a rhoncus ante. Praesent ac odio diam. Nam tempus vestibulum quam, quis laoreet tortor. Duis at luctus lorem. Ut vel viverra diam, at mattis lorem. In hac habitasse platea dictumst. Mauris eu purus arcu. Nam ullamcorper sagittis lectus non facilisis. Vivamus varius, ipsum eget tempor tristique, quam tortor imperdiet justo, vel volutpat turpis felis eu sem. </text:p>
          <text:p text:style-name="Text_20_body">Sed sodales ex in diam porttitor, et consequat metus faucibus. In hac habitasse platea dictumst. In molestie tincidunt ipsum. Mauris viverra augue quis turpis efficitur, ut aliquam erat gravida. Suspendisse nec odio quis purus cursus congue. Cras at felis bibendum, ultricies eros quis, cursus nisl. Pellentesque habitant morbi tristique senectus et netus et malesuada fames ac turpis egestas. Aenean ac placerat eros. Integer luctus justo in mauris pellentesque, in tristique nibh tincidunt. Nam <text:soft-page-break/>maximus tellus augue, at elementum orci imperdiet quis. Phasellus pulvinar sem massa. Praesent non lectus a arcu aliquam tempus eu vitae justo. Donec malesuada ipsum laoreet metus pharetra accumsan. Praesent faucibus, nulla id volutpat luctus, ipsum neque fringilla nibh, sed varius magna quam eget dui. Suspendisse non elementum quam, ac semper sem. </text:p>
          <text:p text:style-name="Text_20_body">Donec a tristique lacus, id varius est. In hac habitasse platea dictumst. Suspendisse nec lobortis nunc, quis pharetra urna. Nunc molestie, ipsum at ultrices auctor, est felis fermentum massa, quis suscipit ipsum arcu vel velit. Vestibulum mollis molestie cursus. Ut facilisis, neque sit amet viverra consequat, augue sem suscipit nibh, eget viverra purus nisl quis ipsum. Pellentesque cursus metus id turpis semper bibendum. Ut sit amet neque quis ex vulputate rhoncus commodo quis justo. Mauris velit odio, vulputate vel nisl sed, elementum vestibulum elit. Pellentesque habitant morbi tristique senectus et netus et malesuada fames ac turpis egestas. Vestibulum in elit dictum, consequat nisi id, porttitor lectus. Suspendisse mattis quam at lacinia hendrerit. Etiam et convallis lacus, sollicitudin pellentesque dolor. </text:p>
          <text:p text:style-name="Text_20_body">Donec ultrices, tortor ut semper sagittis, lorem mauris efficitur est, non congue sem ipsum a odio. Nullam vestibulum leo ac arcu scelerisque, eu tristique ante fermentum. Nunc varius viverra convallis. Curabitur vel venenatis sem. Ut ut dapibus sapien, vel dictum mauris. Quisque a mollis eros, eu placerat risus. In sollicitudin non eros quis rutrum. Integer accumsan velit et ex elementum vehicula. Nullam consequat mi vel mauris ultrices, in fringilla ligula lobortis. Curabitur id turpis ac nunc congue pretium non non turpis. Morbi non dignissim neque. Morbi eu lacus quis dolor hendrerit eleifend. Nulla facilisi. In consectetur purus nisl, luctus convallis nisi mollis vitae. Nam suscipit posuere nibh, id aliquet leo ornare sit amet. </text:p>
          <text:p text:style-name="Text_20_body">Vivamus porta varius sagittis. Cras venenatis orci vel risus rutrum lacinia. Phasellus hendrerit ligula nec felis venenatis sodales. Donec volutpat massa eget mauris tempus porttitor. Maecenas a lorem quam. Vivamus tellus dolor, ultricies ornare arcu vel, gravida tincidunt ipsum. Nullam egestas diam a varius tristique. Quisque maximus semper placerat. Cras vulputate luctus odio in rutrum. Donec tincidunt ac felis et venenatis. Vivamus efficitur lacinia ex, id dapibus dolor feugiat non. </text:p>
          <text:p text:style-name="Text_20_body">Praesent varius arcu justo, quis eleifend magna malesuada ac. Vestibulum tincidunt justo nec justo iaculis venenatis. Proin at diam eu mi varius consectetur. Pellentesque posuere, libero ut faucibus ornare, ipsum ipsum aliquam nisl, et dapibus sapien lacus nec felis. Vivamus eu tempus dui. Nunc eleifend pretium faucibus. Proin semper lacus purus, at viverra quam tempus consectetur. Nulla facilisi. Aliquam at dictum dui, nec vehicula nulla. Ut ligula ipsum, placerat non nunc eget, posuere congue tortor. </text:p>
          <text:p text:style-name="Text_20_body">Nulla et augue at lorem sollicitudin eleifend sed sit amet quam. Proin sodales interdum venenatis. Aliquam gravida dui malesuada tellus varius, non efficitur risus placerat. Nam tempus elit malesuada diam suscipit ullamcorper. Sed semper hendrerit libero, eu efficitur nisl maximus quis. Integer rhoncus lectus vitae arcu tristique, vel vulputate neque congue. Vestibulum maximus convallis turpis, auctor lacinia sem semper in. Aenean convallis, purus sit amet eleifend imperdiet, massa lacus convallis magna, ut placerat ipsum turpis blandit mi. Donec non mauris ultrices, venenatis nunc consequat, pretium arcu. Sed eu metus nisi. </text:p>
          <text:p text:style-name="Text_20_body">In sed tortor vel ligula placerat imperdiet. Etiam facilisis felis eget tortor volutpat, ac rutrum nisl lobortis. Pellentesque ac pellentesque tellus. Nunc faucibus et sapien et consequat. Proin vitae <text:soft-page-break/>luctus nunc, ut auctor orci. In eu odio vitae quam porta bibendum commodo quis erat. Phasellus a faucibus augue. Aenean aliquet mattis libero, nec varius mauris blandit in. Etiam convallis, nisi in auctor iaculis, lorem neque convallis elit, hendrerit sollicitudin magna nunc sed erat. Praesent sodales neque eget lorem varius, ut placerat justo bibendum. Nullam eu ante odio. Cras blandit sit amet mauris ac faucibus. Vestibulum iaculis lacus nec faucibus aliquet. Duis eu luctus libero, a porta leo. Class aptent taciti sociosqu ad litora torquent per conubia nostra, per inceptos himenaeos. Duis ut rutrum lacus, a rhoncus sem. </text:p>
          <text:p text:style-name="Text_20_body">Donec volutpat justo fringilla blandit scelerisque. Cras fermentum arcu egestas sollicitudin venenatis. Mauris varius pellentesque interdum. Phasellus porta ante et venenatis vehicula. Nulla tempus ligula turpis, et maximus est laoreet ac. Aliquam efficitur nunc nulla, eu congue orci molestie blandit. Nulla ultricies consequat faucibus. Etiam fermentum porta lectus, id egestas nibh vestibulum efficitur. Praesent pulvinar magna dictum felis dignissim eleifend. Lorem ipsum dolor sit amet, consectetur adipiscing elit. </text:p>
          <text:p text:style-name="Text_20_body">Duis porta sem ut dui iaculis elementum. Suspendisse egestas quam quis vehicula facilisis. Etiam non iaculis leo. Sed viverra volutpat sapien, at condimentum sapien dictum vulputate. Cras nec nibh ligula. Nam varius, erat eu posuere eleifend, ligula elit viverra est, at cursus erat dolor eget ex. Vestibulum elementum diam tellus. In nibh ex, pulvinar id maximus a, congue sit amet est. Sed tincidunt, turpis eget pharetra fermentum, odio sem dictum metus, sodales pellentesque enim risus vel nisi. Proin vitae tempor enim. Donec felis leo, lobortis ut libero a, tempus rutrum justo. Nullam molestie orci arcu, sed elementum libero facilisis at. Phasellus sollicitudin ligula sit amet dolor ullamcorper pretium ac eget mi. Suspendisse lobortis, neque non egestas dignissim, tortor nunc laoreet magna, nec facilisis massa sapien sit amet arcu. </text:p>
          <text:p text:style-name="Text_20_body">Suspendisse id turpis vel sapien molestie dapibus et eu urna. Nam efficitur sodales mauris, a pharetra eros tempus ut. Maecenas sed enim ut magna iaculis blandit eu eu sapien. Donec ultrices metus dui, eget dapibus lorem imperdiet at. Fusce tristique nisl et lobortis imperdiet. Proin tempus blandit arcu et condimentum. Proin pharetra arcu nec quam congue tempor. Aenean metus nisl, pharetra convallis velit scelerisque, tempor tempor est. Cras magna lorem, ornare nec nisi at, cursus rutrum justo. </text:p>
          <text:p text:style-name="Text_20_body">Proin at placerat dolor, ac tincidunt odio. Fusce porttitor sit amet nisi porttitor porta. Etiam fringilla odio sit amet gravida dignissim. Curabitur consequat, eros vitae pharetra vehicula, justo purus dignissim sapien, ac elementum nulla orci eu dui. Duis ex justo, elementum vel purus vel, sollicitudin consequat eros. Nullam elementum ex eu orci molestie ultricies. Sed dictum libero at nisi placerat, vel condimentum orci elementum. Praesent at diam nec massa faucibus iaculis in ut nunc. Nam sed nisi ante. </text:p>
          <text:p text:style-name="Text_20_body">Pellentesque euismod convallis nulla, ac pulvinar urna sagittis in. Aenean sit amet congue diam, at sodales dui. Integer sed fermentum nisi. Nulla elementum ac leo sed venenatis. Aliquam rhoncus odio tellus, id ultricies nisi molestie ac. Quisque vitae bibendum libero, vitae bibendum libero. Sed ut ultrices neque. Proin lectus urna, molestie quis vestibulum sed, tempor id velit. Sed consectetur ante non sem gravida dictum. </text:p>
          <text:p text:style-name="Text_20_body">Aenean massa neque, congue vitae quam quis, laoreet malesuada magna. Duis tempus magna dignissim nulla molestie, eget auctor enim interdum. Quisque fringilla in lacus vel interdum. <text:soft-page-break/>Curabitur nec aliquam enim. Proin ligula tortor, viverra congue auctor ac, semper id ligula. Integer aliquet nisl non nisi semper auctor. Pellentesque ac ante enim. </text:p>
          <text:p text:style-name="Text_20_body">Suspendisse sit amet facilisis metus. Nulla eget lacus leo. Integer libero augue, congue sed dui id, faucibus egestas erat. Mauris condimentum tortor eget semper fringilla. Quisque a iaculis purus. Fusce sollicitudin aliquam dolor a venenatis. Duis fermentum feugiat porttitor. Sed ultrices erat vel ante auctor, eget dapibus erat fringilla. </text:p>
          <text:p text:style-name="Text_20_body">Nunc fringilla maximus rutrum. Sed lacinia ex et elit lacinia facilisis. Proin nec semper sem, eu fringilla nunc. Maecenas in finibus mauris, non pulvinar velit. Duis diam nisl, suscipit vel aliquet vitae, aliquam sed purus. Sed tempus a quam et lacinia. Interdum et malesuada fames ac ante ipsum primis in faucibus. Sed tristique placerat libero. Nulla fermentum quam a risus interdum lacinia. </text:p>
          <text:p text:style-name="Text_20_body">Curabitur egestas odio non metus porttitor, id suscipit turpis suscipit. Sed massa odio, pellentesque at accumsan sed, feugiat ut libero. Praesent sapien libero, placerat ac ligula non, gravida dapibus neque. Aliquam et ultrices nulla. Duis malesuada vulputate sapien, vitae venenatis arcu fringilla nec. Vivamus ornare, mi vitae rutrum posuere, eros turpis ornare felis, vitae auctor elit orci eu magna. Integer efficitur dolor metus, a auctor mi laoreet eu. Sed rhoncus arcu risus, vitae efficitur quam ornare in. Vivamus tristique orci vitae sodales ornare. </text:p>
          <text:p text:style-name="Text_20_body">Maecenas dictum ipsum sit amet dui iaculis aliquet. Phasellus vitae dui diam. Morbi sed sagittis turpis. Maecenas eu lobortis erat, in feugiat ligula. Curabitur molestie, mauris vel fringilla consectetur, tellus eros consequat lorem, a blandit arcu elit id urna. Maecenas varius risus ut enim semper imperdiet. Nulla facilisi. Nunc mattis lacus eu ornare volutpat. </text:p>
          <text:p text:style-name="Text_20_body">Vestibulum commodo ligula quis sollicitudin luctus. Proin tempus accumsan tortor nec condimentum. Interdum et malesuada fames ac ante ipsum primis in faucibus. Duis quis tellus sed tortor commodo tincidunt at at velit. Pellentesque ullamcorper dapibus risus. Vivamus volutpat mattis tellus, sit amet viverra orci. Proin mauris lectus, gravida tincidunt pharetra non, molestie id turpis. </text:p>
          <text:p text:style-name="Text_20_body">Quisque at turpis ante. Ut pulvinar, mi vel placerat sollicitudin, orci quam maximus nibh, at dictum orci purus in quam. Nulla dapibus interdum tristique. Morbi ut tortor et massa cursus blandit. Sed condimentum odio non nibh dapibus vulputate. Proin aliquam efficitur felis, id tempus dolor euismod vitae. Sed ex dui, semper eu mauris in, venenatis molestie tortor. Sed sollicitudin sit amet nibh quis bibendum. In et libero quis nunc congue blandit. Sed interdum dignissim nisi, sit amet pretium enim eleifend sit amet. Suspendisse ullamcorper vestibulum ante, at efficitur velit pulvinar eget. In vel aliquet justo. Aliquam erat volutpat. Phasellus non laoreet risus, condimentum imperdiet nisl. Vivamus posuere pretium aliquet. Nunc nisl eros, venenatis a bibendum ut, rutrum sed ex. </text:p>
          <text:p text:style-name="Text_20_body">Donec placerat commodo sem ac pharetra. Nullam eu elit viverra, fermentum libero vel, pharetra leo. Mauris commodo est ac ultrices finibus. Donec eget sem ac tortor fringilla sollicitudin. Maecenas vitae scelerisque elit. Praesent sit amet arcu a eros mollis mattis. Sed in hendrerit nisl. Donec ultrices, ipsum in vehicula scelerisque, quam erat tristique libero, in interdum augue turpis vitae felis. Pellentesque nec urna quis libero vestibulum cursus ut sed mi. Integer ac libero eros. Quisque imperdiet libero eget placerat tincidunt. Maecenas eros ipsum, vulputate ac tortor sit amet, viverra mattis dui. </text:p>
          <text:p text:style-name="Text_20_body"><text:soft-page-break/>Etiam cursus lobortis leo at lacinia. Proin tempor eu risus vel varius. Aliquam a tempor arcu, sit amet rutrum lacus. In ac vehicula sem. Aenean ante mauris, vulputate sed fringilla sit amet, consectetur id eros. Proin eu tellus quam. Nullam vitae viverra dui. Etiam at consectetur purus. Vestibulum congue dignissim nibh, convallis varius tellus euismod elementum. Nulla nec eros convallis, pharetra enim in, placerat ante. Vivamus sed lacinia purus. Maecenas lacinia nisi sed felis molestie congue rhoncus vitae urna. Vivamus in porttitor erat. Morbi lacinia lobortis ante, et luctus eros placerat ut. </text:p>
          <text:p text:style-name="Text_20_body">Integer venenatis sapien ex, eu elementum nulla mattis at. Nam posuere nisl vel arcu fermentum, id tempus tellus mattis. Etiam augue magna, tincidunt eget turpis ut, tempus imperdiet enim. Sed mi dolor, volutpat nec sollicitudin ut, feugiat quis urna. Aliquam tincidunt commodo mi, at suscipit nulla tincidunt id. Nam at fringilla odio, at consectetur erat. Duis vitae velit in nisi scelerisque semper. In consectetur lobortis ornare. Sed ornare enim in dapibus ultricies. Donec fermentum mauris aliquam scelerisque ullamcorper. Donec tempor, neque ac aliquam hendrerit, felis urna luctus elit, vel elementum lorem est a justo. Nulla nec velit arcu. </text:p>
          <text:p text:style-name="Text_20_body">Pellentesque dignissim tempus nisi, quis laoreet diam tempus non. Duis varius tincidunt odio, eget placerat augue vulputate quis. Donec vel erat venenatis, posuere leo in, sagittis risus. Phasellus sodales, tellus id finibus sollicitudin, turpis massa feugiat dolor, non porta elit velit vel orci. Maecenas nec arcu et lectus pharetra egestas. Nunc blandit, nisl ut porta consectetur, nisi ligula dictum felis, ut hendrerit odio neque at lacus. Vivamus at elit vel nulla ullamcorper auctor. Class aptent taciti sociosqu ad litora torquent per conubia nostra, per inceptos himenaeos. Aenean congue, massa molestie pretium cursus, nulla tellus pretium libero, in interdum leo orci eget lorem. Sed ac dolor sed arcu dignissim fringilla sit amet sed nisl. </text:p>
          <text:p text:style-name="Text_20_body">Cras tempus eu ante vel tempor. Nunc nec porttitor libero. Nulla risus sapien, gravida in sagittis quis, auctor sed diam. Sed laoreet euismod sagittis. Praesent pulvinar leo dui, at scelerisque libero pretium sed. Nam fringilla risus massa. Aliquam in ullamcorper lorem, sed porttitor quam. Vivamus mattis augue eget maximus facilisis. Etiam ultrices magna in nisl pulvinar, nec dapibus tortor luctus. Pellentesque est nisi, imperdiet ac rutrum ut, ornare ac urna. Aenean gravida et odio vel vehicula. Vivamus a neque in nisi bibendum pellentesque. Nullam quis tristique ante, a suscipit odio. </text:p>
          <text:p text:style-name="Text_20_body">Sed at ex lorem. Etiam vitae interdum nunc. Morbi id rhoncus arcu. Mauris non dolor facilisis, molestie dolor ac, bibendum quam. Mauris nunc nisl, sagittis vitae ante at, finibus vehicula tellus. Maecenas tellus nunc, imperdiet blandit augue eget, dignissim molestie erat. Vestibulum eget odio luctus, varius lorem eu, dapibus orci. Vivamus eros nibh, sodales ut laoreet sed, facilisis id ante. Vestibulum varius magna ante, a aliquam ante laoreet at. Proin mollis dapibus ante non feugiat. In efficitur dictum neque quis efficitur. </text:p>
          <text:p text:style-name="Text_20_body">Vivamus semper justo magna, dapibus convallis mi ullamcorper a. Cras laoreet elit turpis, quis viverra justo porttitor at. Proin in magna et sapien porttitor porta a ac sem. Sed blandit enim in tempor accumsan. Mauris tincidunt blandit ligula. Pellentesque eget ullamcorper lectus. Sed nisi est, eleifend eu efficitur quis, faucibus a urna. </text:p>
          <text:p text:style-name="Text_20_body">Aenean pulvinar felis sed metus eleifend eleifend. Duis ac faucibus justo, nec efficitur velit. Aliquam et maximus eros. Praesent metus lectus, convallis ac urna ut, commodo rutrum magna. Donec placerat rutrum dui, id bibendum turpis condimentum congue. Nam commodo ante nec <text:soft-page-break/>ornare tincidunt. Phasellus maximus facilisis malesuada. Quisque vel nisi risus. Integer venenatis malesuada purus, quis rutrum urna mollis sed. Maecenas fermentum, mi sed sollicitudin vulputate, magna ipsum dignissim turpis, imperdiet finibus mauris mi feugiat sem. Nunc ullamcorper lorem vitae mi feugiat, sit amet mattis ex vulputate. </text:p>
          <text:p text:style-name="Text_20_body">Suspendisse nisi ipsum, iaculis in viverra ac, gravida eu ex. Integer venenatis eu arcu a pulvinar. Cras suscipit velit eget consectetur sollicitudin. Aenean consequat rutrum ex, eu rutrum metus blandit a. Praesent rhoncus ante at nibh bibendum, eget euismod risus vulputate. Donec sit amet diam quam. Duis id nibh eu leo tincidunt ultrices quis quis enim. Vestibulum dictum ultrices tortor. </text:p>
          <text:p text:style-name="Text_20_body">Nullam auctor congue euismod. Donec auctor purus et mauris finibus, eu sodales lacus posuere. Mauris id orci fermentum, interdum justo eu, lacinia nisl. Mauris imperdiet odio in sem mollis, in viverra justo vulputate. Sed scelerisque ipsum sed libero mollis placerat. Phasellus porttitor odio ut euismod interdum. Sed sit amet justo rutrum, iaculis purus nec, dignissim diam. </text:p>
          <text:p text:style-name="Text_20_body">Etiam condimentum id magna ut dictum. Vivamus a malesuada orci. Suspendisse volutpat ipsum in vestibulum molestie. Nullam suscipit tempor massa feugiat aliquet. Vestibulum sagittis fringilla purus, nec consectetur mi euismod sed. Class aptent taciti sociosqu ad litora torquent per conubia nostra, per inceptos himenaeos. Proin et turpis eros. Fusce convallis, tortor sagittis laoreet condimentum, odio arcu tincidunt lacus, eget viverra ipsum risus in tellus. Cras commodo ut leo at malesuada. Praesent eleifend elementum mauris, sit amet consectetur sem iaculis a. Pellentesque dui augue, rutrum at libero in, faucibus elementum sem. </text:p>
          <text:p text:style-name="Text_20_body">Praesent viverra interdum nibh ac pellentesque. Cras sem enim, euismod in odio vitae, condimentum ornare purus. Aenean auctor, elit sit amet sollicitudin hendrerit, orci felis feugiat ex, ut pharetra urna arcu non mauris. Aenean dolor sem, sollicitudin non egestas id, sollicitudin eget dui. Cras id eros efficitur, consequat magna a, placerat neque. Nulla ultricies odio lacinia nisl tempor ultricies vitae at ante. Proin tempor diam tincidunt ipsum blandit, non congue urna pellentesque. Nulla bibendum arcu sed sollicitudin tempor. Vestibulum maximus mollis felis, rutrum hendrerit ligula gravida sit amet. Etiam venenatis cursus metus, at finibus nisl convallis sed. Aenean ornare est vitae vulputate convallis. Aenean molestie nulla nec nisl dignissim, blandit facilisis ligula condimentum. Nunc viverra quam nisl, vitae efficitur dolor molestie non. Nulla eu egestas arcu, sit amet consectetur augue. </text:p>
          <text:p text:style-name="Text_20_body">Curabitur eget hendrerit nisl. Phasellus ante massa, blandit in aliquet et, sollicitudin vitae elit. Sed porta tempus massa eu laoreet. Fusce malesuada ullamcorper ipsum. Curabitur non molestie risus, eget aliquet diam. Vivamus eget consectetur mauris. Donec egestas urna neque, sollicitudin interdum augue varius sed. Vestibulum blandit tortor at risus commodo, id consectetur tellus gravida. Vivamus ultricies congue tempus. Phasellus non turpis ut purus consequat maximus porttitor in tortor. Vivamus eros nisi, facilisis id finibus in, blandit sit amet magna. </text:p>
          <text:p text:style-name="Text_20_body">Curabitur eleifend nisl eget eleifend sodales. Fusce nec lorem elementum, pretium leo a, gravida risus. Suspendisse commodo quis libero in viverra. Mauris ac mattis tortor. Donec at turpis nec nibh condimentum tincidunt eu vitae lacus. Ut euismod egestas ex, vel vulputate nisi placerat at. Mauris in imperdiet nibh. Aenean finibus turpis libero, sagittis porta ante accumsan eu. Nam at quam neque. </text:p>
          <text:p text:style-name="Text_20_body"><text:soft-page-break/>Proin accumsan elit pharetra quam aliquam pellentesque. Nunc congue nisi at imperdiet elementum. Mauris posuere metus quis augue finibus vestibulum. Maecenas velit dolor, porttitor sed fringilla at, tempus imperdiet tortor. In tristique orci nibh, a ornare erat aliquet ac. Sed non elit tempus, porttitor orci sed, mollis nulla. Nullam volutpat elit non commodo interdum. Vestibulum sit amet nulla in magna scelerisque dictum eu ac magna. Fusce at scelerisque purus. Etiam ligula turpis, consectetur eu varius sit amet, scelerisque sed metus. Curabitur sit amet justo elementum, pretium tellus id, pulvinar nibh. Donec fringilla, urna a ornare tempus, ligula lacus rutrum tortor, sit amet mollis mauris neque at purus. Maecenas posuere molestie felis quis pellentesque. </text:p>
          <text:p text:style-name="Text_20_body">Aenean nec libero justo. Sed eget quam ut nunc suscipit feugiat vitae vel ligula. Quisque ac tortor hendrerit, volutpat tortor et, dapibus metus. Ut diam enim, suscipit nec mattis sed, suscipit eget odio. Mauris condimentum urna id pellentesque mattis. Sed elementum turpis enim, nec rutrum purus consectetur id. Nam sit amet risus eu velit congue imperdiet. Nunc id tempus ligula. Morbi a nibh et odio posuere suscipit tincidunt non diam. Duis feugiat bibendum ipsum nec posuere. Suspendisse gravida lorem neque, ac tempor nisi semper et. Phasellus ante sapien, elementum sit amet pharetra eu, bibendum et sapien. Vestibulum ac nisl ornare, malesuada sem ac, venenatis velit. Pellentesque nec quam id nisi rhoncus sodales. </text:p>
          <text:p text:style-name="Text_20_body">Suspendisse vel vehicula diam, et vehicula ex. Aliquam molestie eu enim et pellentesque. Nullam tincidunt sed tellus sit amet vulputate. Phasellus a nibh non est mattis faucibus a sed urna. Suspendisse rhoncus arcu at augue rutrum, a vulputate felis facilisis. Phasellus placerat eu odio ac iaculis. Mauris non risus eu mi mollis gravida eu sed purus. Nulla iaculis diam tristique porta fringilla. Nam porta justo quis sem consectetur ultrices. </text:p>
          <text:p text:style-name="Text_20_body">Sed odio lacus, sodales quis convallis vitae, dignissim quis nisl. Mauris condimentum, ligula vitae feugiat faucibus, eros massa tristique urna, a pharetra sem magna tempus nisi. Sed volutpat, eros ut sodales eleifend, metus ipsum euismod risus, id molestie nibh sem in leo. Fusce quis nisi viverra, rutrum sem vel, pellentesque tortor. Aliquam efficitur quam ligula, et pretium sem ultrices vel. Etiam sed volutpat dui. Vestibulum mollis laoreet dui, congue commodo orci imperdiet gravida. Quisque vulputate fermentum accumsan. Sed at arcu lobortis, tincidunt ligula ut, malesuada velit. Aliquam lectus nisl, ornare vitae ipsum eu, interdum aliquet lacus. Sed fringilla felis gravida, faucibus libero eu, elementum mi. </text:p>
          <text:p text:style-name="Text_20_body">Quisque tempus mauris nec diam interdum, in elementum augue elementum. Curabitur ac tempus tortor. Cras rutrum velit lacus, mattis scelerisque eros tincidunt a. Nam pulvinar ullamcorper justo eget varius. Fusce venenatis enim felis, in tempus purus fringilla sed. Cras efficitur libero id justo dictum egestas. Curabitur non consectetur felis. Aenean quam velit, viverra nec elit id, pellentesque luctus neque. Duis rhoncus libero quis aliquam bibendum. Nunc id rutrum erat, quis sodales velit. Maecenas sodales eleifend sem sed viverra. Morbi fermentum, dolor in aliquam elementum, tellus velit aliquet nulla, nec vestibulum dolor magna ultricies nisi. Maecenas luctus tempor mauris viverra molestie. In eu blandit nibh, et imperdiet diam. </text:p>
          <text:p text:style-name="Text_20_body">Praesent ante lorem, dignissim nec volutpat non, volutpat non ipsum. Integer eu lacinia risus. Aenean odio massa, fringilla eget tristique quis, sollicitudin sed leo. Mauris semper iaculis elit a gravida. Nulla quis odio sed ex molestie aliquet nec nec dui. Nullam et placerat leo. Cras malesuada tortor eu lorem luctus accumsan. Aliquam at dolor ut justo tincidunt porttitor. Vestibulum ex lectus, varius tincidunt fermentum vitae, convallis vitae velit. Nullam cursus eros sed sapien tempor <text:soft-page-break/>fermentum. Orci varius natoque penatibus et magnis dis parturient montes, nascetur ridiculus mus. Quisque nec rhoncus metus. Nullam suscipit, urna quis maximus pharetra, sem augue maximus tellus, vitae luctus erat leo id justo. Etiam laoreet massa ligula, in porta libero mattis ut. </text:p>
          <text:p text:style-name="Text_20_body">Nam nec neque a dui euismod semper. Morbi viverra dui in placerat feugiat. Pellentesque dictum risus sit amet commodo dignissim. Interdum et malesuada fames ac ante ipsum primis in faucibus. Donec in nibh ut dui volutpat sagittis. In laoreet diam ut tellus eleifend tincidunt interdum non justo. Praesent a semper lorem. Phasellus sollicitudin varius neque, in molestie lacus ornare ac. Vestibulum imperdiet, libero ac molestie venenatis, libero leo lacinia erat, et sagittis erat turpis hendrerit diam. Lorem ipsum dolor sit amet, consectetur adipiscing elit. Proin venenatis, risus vel porta gravida, ex lectus euismod arcu, eget egestas sapien lacus ut est. Nullam sed augue risus. Vivamus vitae arcu sapien. Duis efficitur bibendum libero. </text:p>
          <text:p text:style-name="Text_20_body">Suspendisse potenti. Integer lacinia sem vel turpis elementum tempor. Proin malesuada diam a ultrices mollis. Duis sit amet laoreet neque, eget vestibulum felis. Quisque condimentum consequat diam vitae gravida. Sed ut nisi porttitor, egestas enim ut, tempor augue. Nam vel justo id turpis aliquam imperdiet. Sed vitae odio vel nisi blandit tristique ac eget metus. Interdum et malesuada fames ac ante ipsum primis in faucibus. Vestibulum laoreet, arcu vitae rutrum egestas, risus diam tincidunt tellus, in placerat purus neque non felis. Duis blandit non ante eget gravida. </text:p>
          <text:p text:style-name="Text_20_body">Pellentesque rhoncus eros nec purus ultrices, pretium pretium ex dapibus. Maecenas suscipit tristique neque, id vestibulum lectus auctor sit amet. Cras vehicula sem ligula, nec egestas justo ultricies ac. Vivamus venenatis bibendum sodales. Donec sollicitudin in orci a elementum. Nunc pharetra vestibulum arcu. Nullam feugiat porta sodales. </text:p>
          <text:p text:style-name="Text_20_body">Ut dolor orci, consequat non ex sed, vehicula fermentum tellus. Mauris sit amet dictum ex. Lorem ipsum dolor sit amet, consectetur adipiscing elit. In hac habitasse platea dictumst. Nullam facilisis lacus blandit, ultricies mauris vitae, vehicula nisl. Phasellus id nibh nibh. Aliquam imperdiet, metus at sagittis blandit, sapien turpis pharetra nunc, ut sodales arcu ipsum id arcu. Sed maximus gravida imperdiet. Sed pharetra ligula dui. Quisque convallis augue turpis, non scelerisque neque tincidunt vel. Praesent eget ex eget nulla laoreet dapibus. Cras nec tempus sapien, et pulvinar elit. Donec imperdiet eu purus ut sollicitudin. Sed eget ultrices elit, ut finibus lectus. </text:p>
          <text:p text:style-name="Text_20_body">Pellentesque eu laoreet mauris, id placerat neque. Integer efficitur turpis id sapien congue, eu ultricies purus congue. Vivamus efficitur vitae eros sit amet suscipit. Curabitur nec lorem sit amet metus tincidunt tristique. Proin quis metus convallis, pellentesque velit quis, commodo eros. Maecenas dictum eros vitae libero facilisis, ac tempus urna lacinia. Integer congue lobortis purus, sit amet porta tortor tincidunt at. Aenean pretium mollis rutrum. Vivamus eleifend, enim eu blandit vestibulum, tortor massa ultricies sem, ut faucibus arcu risus ac tellus. Nullam varius in nisi id aliquet. Morbi sed ultrices massa. Nullam consequat orci laoreet justo varius ultrices. </text:p>
          <text:p text:style-name="Text_20_body">Etiam erat elit, commodo sed ultrices nec, rutrum vitae ipsum. Aenean euismod pharetra velit sed euismod. Proin in luctus erat, nec pretium massa. Fusce facilisis nisl quis pharetra cursus. Curabitur velit lectus, porta commodo mauris quis, commodo fermentum sem. Nullam ornare lectus dolor, at vehicula neque tristique vitae. Nulla maximus, ipsum a egestas euismod, urna lorem placerat est, et pellentesque quam neque non nulla. Aenean eget magna lobortis, finibus ante vel, mattis erat. Cras fringilla tincidunt sem, at consequat odio facilisis ac. </text:p>
          <text:p text:style-name="Text_20_body"><text:soft-page-break/>Praesent rutrum lacinia ligula eget pharetra. Pellentesque at leo venenatis, suscipit leo quis, sollicitudin eros. Praesent placerat nibh aliquam, vehicula magna et, ullamcorper risus. Etiam vitae scelerisque velit. Cras blandit, dui id euismod mollis, lectus ex ultrices ligula, ac ullamcorper arcu dolor ac lorem. Etiam vehicula ante lacus, in volutpat nibh semper vitae. Nulla turpis turpis, aliquet at libero gravida, sollicitudin tristique mi. Duis eu pharetra enim, ut sagittis tortor. In mollis ac lorem a rhoncus. Nam tristique gravida lobortis. Ut nibh risus, molestie et diam eu, vestibulum ullamcorper leo. Integer aliquet velit sapien, ut facilisis enim euismod vitae. </text:p>
          <text:p text:style-name="Text_20_body">Fusce in ligula pulvinar, egestas libero a, aliquet ligula. Sed enim eros, ullamcorper nec ultrices et, lobortis non justo. Cras ultrices sapien dui, a suscipit urna faucibus non. Nunc facilisis lacus nec commodo rhoncus. Mauris venenatis risus quis mollis pulvinar. Etiam ac iaculis ex. Nam consectetur fermentum rhoncus. Aliquam nisl erat, hendrerit quis turpis ac, sagittis laoreet magna. Morbi malesuada viverra ipsum vitae rhoncus. Donec et faucibus orci. Sed iaculis purus mi, ut fermentum libero semper nec. </text:p>
          <text:p text:style-name="Text_20_body">Proin molestie, lacus quis tempus hendrerit, diam dui laoreet ante, at accumsan neque mauris eget magna. Nam dapibus ornare mi, ut tincidunt tortor rhoncus in. Mauris semper ante metus, et convallis libero ultrices at. Nunc sed mi placerat, vulputate mauris at, imperdiet lorem. Nulla tellus orci, ullamcorper non neque eget, bibendum condimentum est. Nulla facilisis, tortor eget finibus vehicula, neque arcu tempor dolor, ut volutpat massa neque sit amet massa. Phasellus ultrices est tincidunt, facilisis lacus laoreet, dapibus orci. Mauris mi massa, lacinia at mollis finibus, efficitur nec diam. Sed varius eu ligula eu volutpat. Phasellus pellentesque maximus arcu, in tempus mi ornare at. Proin maximus purus in tellus hendrerit congue. Pellentesque blandit sit amet ex eu placerat. </text:p>
          <text:p text:style-name="Text_20_body">Curabitur nisi tellus, molestie in tempor quis, convallis at risus. Donec sem nisl, tempor tempor faucibus eget, pulvinar nec ipsum. Nullam ac neque feugiat, posuere mauris ac, pulvinar tellus. Sed at libero lorem. Fusce sagittis enim massa, sit amet vulputate purus sollicitudin volutpat. Vestibulum metus risus, venenatis at maximus vitae, pretium et erat. Fusce faucibus dui sed velit vehicula ornare. Fusce in mi sapien. In varius et ligula sit amet pharetra. Nam et lectus ut ligula rhoncus maximus. Morbi nec condimentum ipsum. Sed nec quam egestas, dapibus orci non, dapibus neque. Donec dapibus, dui a suscipit lobortis, risus sem interdum arcu, semper tristique quam felis eu felis. Curabitur hendrerit, neque sit amet aliquet pretium, ligula velit bibendum metus, vel convallis augue metus vitae erat. Morbi semper scelerisque ex non pellentesque. </text:p>
          <text:p text:style-name="Text_20_body">Donec tincidunt ligula sem, quis venenatis quam vestibulum placerat. In hac habitasse platea dictumst. Fusce ac egestas odio. Cras pretium ultricies diam nec auctor. Praesent ornare et lacus non semper. Suspendisse vitae lobortis ipsum. Integer tortor massa, faucibus vitae eros a, suscipit semper quam. Nullam eleifend, urna ut congue semper, neque metus imperdiet augue, ultricies auctor erat neque at erat. </text:p>
          <text:p text:style-name="Text_20_body">Aenean sed metus nec mauris tincidunt convallis. Donec ultrices ante imperdiet diam porta, et consequat urna eleifend. Maecenas sed mi sed risus auctor sollicitudin. Sed aliquam nisi at ultrices placerat. Nam interdum arcu quis diam eleifend tristique. Duis gravida purus vel ante porta volutpat. Sed lobortis, ante a blandit condimentum, augue leo hendrerit leo, nec faucibus ex nulla ac elit. Nullam ultrices, arcu eu tempor rhoncus, turpis enim volutpat odio, sit amet laoreet nulla diam ac sem. Integer tincidunt enim id est varius cursus. Nullam sem risus, porttitor quis dignissim <text:soft-page-break/>dignissim, elementum in lectus. Vivamus facilisis diam et nibh vulputate tempus. Proin vehicula, nisi eu dapibus gravida, ipsum purus feugiat neque, non faucibus risus magna at lorem. Interdum et malesuada fames ac ante ipsum primis in faucibus. </text:p>
          <text:p text:style-name="Text_20_body">Proin vel iaculis mauris. Nulla maximus imperdiet enim eu sodales. Suspendisse pulvinar rutrum ullamcorper. Nulla massa arcu, congue et sapien id, mattis maximus metus. Phasellus blandit odio tincidunt metus gravida rutrum. Mauris non elit ac mauris maximus mattis at eget libero. Nulla vel sagittis ex. Duis blandit, ipsum eget feugiat molestie, lacus libero ultrices diam, nec iaculis tellus arcu ac quam. Suspendisse et enim eu libero finibus consequat. Nulla in placerat felis. Donec quis maximus nulla. Integer ut posuere dui, in vulputate lectus. Pellentesque vitae nunc maximus, venenatis mi ac, laoreet quam. Vivamus ante lectus, convallis eu fermentum ut, consequat vitae est. Pellentesque vel malesuada elit. </text:p>
          <text:p text:style-name="Text_20_body">Duis auctor imperdiet semper. Curabitur faucibus nisl quis ante mattis, et hendrerit libero volutpat. Suspendisse convallis nisl arcu, nec ornare odio rhoncus a. Proin fringilla arcu in mauris luctus aliquet. Vivamus id diam vestibulum, commodo dolor eget, vulputate nulla. In tristique nisi sed libero convallis malesuada. Fusce quis interdum velit, a varius justo. Duis venenatis augue ut cursus convallis. </text:p>
          <text:p text:style-name="Text_20_body">Nam vitae mauris et tellus ultricies tempus at sit amet tellus. Integer sapien quam, imperdiet nec quam vel, accumsan pharetra tellus. Phasellus quis felis nec velit varius ullamcorper ut quis ligula. Donec eros justo, gravida at massa at, tincidunt sagittis leo. Curabitur condimentum volutpat quam sed dictum. Morbi ut arcu eu metus posuere consectetur finibus at lectus. Praesent tristique urna at tempus accumsan. Aenean congue risus augue. Vivamus eu est eu dolor vulputate dictum. Quisque sem quam, condimentum at sollicitudin in, tincidunt vitae tellus. Fusce porta, tortor non eleifend laoreet, purus tellus vulputate purus, ac finibus erat ipsum sit amet ipsum. Ut a lacus erat. Mauris quis tortor pulvinar, porta nibh sed, imperdiet mauris. </text:p>
          <text:p text:style-name="Text_20_body">Pellentesque pellentesque urna et turpis pretium, ut laoreet nisi ultrices. Donec maximus, velit vel facilisis pharetra, orci erat ornare ipsum, vel dignissim mauris sem ut erat. Morbi sed dignissim sapien. Phasellus nec erat ac nisl accumsan hendrerit. Nullam eget sapien eget nisi condimentum gravida. Integer ultricies sapien nibh, a aliquam lectus mollis et. Vivamus sagittis blandit sollicitudin. Vestibulum interdum ante dolor, vitae imperdiet orci elementum nec. </text:p>
          <text:p text:style-name="Text_20_body">Suspendisse mi risus, convallis in ex nec, ultrices accumsan elit. Ut vitae orci ex. Curabitur dui diam, lacinia quis molestie vitae, placerat vel orci. Sed suscipit et nulla in pretium. Vivamus malesuada, augue et sodales dignissim, lectus metus tincidunt eros, sit amet mollis leo nisl vel ante. Lorem ipsum dolor sit amet, consectetur adipiscing elit. Phasellus vulputate quis ipsum sed luctus. </text:p>
          <text:p text:style-name="Text_20_body">Quisque mi velit, dapibus sed ullamcorper nec, eleifend vel orci. Maecenas porta lorem nec erat blandit commodo. Phasellus eu pretium nisi, vel vulputate erat. Donec molestie, lorem quis maximus tincidunt, tellus nisi sodales diam, sed malesuada ipsum mi a ex. Integer quis tellus at ex condimentum interdum sit amet eu metus. Curabitur sed metus dolor. Suspendisse neque eros, blandit quis accumsan at, finibus nec nisl. Cras velit felis, dignissim at enim vitae, lobortis tristique erat. Nunc ex odio, rutrum vitae commodo et, lacinia sed orci. Suspendisse et libero suscipit, euismod massa fringilla, volutpat risus. Suspendisse velit ipsum, lacinia sit amet orci sed, semper <text:soft-page-break/>luctus lectus. Sed euismod tortor ac tempus scelerisque. Proin egestas faucibus neque, a maximus metus aliquam sed. Vivamus dictum sodales varius. </text:p>
          <text:p text:style-name="Text_20_body">Aenean viverra odio nec facilisis aliquam. Nulla auctor porttitor aliquet. Quisque sit amet lobortis ex. Nullam pellentesque porttitor nulla eu aliquet. Donec sed suscipit justo. Sed fringilla faucibus lorem, a faucibus enim porta vitae. Sed non viverra enim. Morbi tincidunt nulla blandit arcu condimentum, vitae finibus eros mollis. Duis varius ante et arcu laoreet aliquet. Cras egestas sem sed augue interdum, at consectetur quam porta. </text:p>
          <text:p text:style-name="Text_20_body">Quisque a tellus at urna efficitur dictum. Etiam eu finibus quam. Nam eu nulla semper, laoreet magna vitae, dapibus ante. Aenean consectetur dictum ligula, a aliquet sapien mattis ut. Aenean a mi in enim vehicula commodo in posuere risus. Mauris ornare dictum nisi in imperdiet. Suspendisse mauris tellus, mattis eget nulla in, ultrices placerat est. Nam vel pulvinar tortor, id sagittis massa. Sed finibus malesuada egestas. </text:p>
          <text:p text:style-name="Text_20_body">Sed at massa a dolor laoreet sodales vitae et metus. Morbi vel mi velit. Ut justo elit, condimentum efficitur pharetra nec, pharetra sit amet nulla. Nullam sed accumsan enim, vitae malesuada urna. Etiam ultrices nunc laoreet, convallis nibh id, dignissim sapien. Praesent rhoncus orci venenatis ante iaculis, sed finibus urna ullamcorper. Aliquam venenatis accumsan nisi, et mattis lorem viverra sed. Duis lacinia, magna id porta convallis, nisi velit rutrum velit, lacinia ultrices est enim nec justo. Ut tristique ante in lorem placerat consectetur. </text:p>
          <text:p text:style-name="Text_20_body">Quisque posuere finibus libero. Vivamus consequat non sem ac sodales. Aenean eget massa nec eros sagittis dignissim nec quis risus. Praesent posuere ornare turpis, at tempus nibh rhoncus a. Nullam bibendum molestie dui, ac commodo urna sagittis eu. Duis commodo nunc arcu, id eleifend tellus luctus eu. Vestibulum posuere, arcu maximus cursus semper, enim leo bibendum nibh, ac pellentesque augue lacus a justo. </text:p>
          <text:p text:style-name="Text_20_body">Maecenas egestas imperdiet mauris vel tincidunt. Maecenas auctor sapien et lorem tincidunt, et auctor turpis tincidunt. Phasellus fringilla vulputate lacus, at porta augue maximus et. Nulla accumsan lacus ut dolor suscipit, quis malesuada ligula fermentum. Sed ac aliquam tellus, eu eleifend ipsum. Aenean ante ante, dapibus eu blandit non, placerat eu nunc. Quisque non mauris erat. Donec blandit magna velit. Cras sed urna pharetra, suscipit nisl vitae, iaculis lorem. Nulla facilisi. Mauris tristique dui in nisi hendrerit euismod. Vestibulum eget nisl lacinia, varius enim ac, scelerisque ipsum. Morbi ut mauris odio. Aliquam vel facilisis mi, eget accumsan libero. Morbi mollis odio in volutpat egestas. Etiam semper, dui sed malesuada dictum, tellus erat scelerisque mi, non finibus nisi metus vel nunc. </text:p>
          <text:p text:style-name="Text_20_body">Cras vel tincidunt lacus. Quisque bibendum rhoncus fringilla. Sed fermentum metus at neque rutrum luctus. Duis sed massa convallis, auctor augue non, luctus magna. Sed sollicitudin semper ex nec eleifend. Fusce placerat at quam ut vestibulum. Aenean scelerisque blandit tortor, id dignissim purus tincidunt sit amet. Praesent facilisis, tellus eget laoreet fermentum, augue nunc laoreet purus, a imperdiet nunc lorem vel nisl. Nam vulputate nec nulla et finibus. Donec placerat, risus finibus ultrices efficitur, ipsum ante elementum tortor, at cursus ligula tellus ac augue. Phasellus tincidunt ante blandit nulla dictum venenatis. Donec efficitur at ipsum at luctus. Mauris tempus, enim at faucibus vestibulum, nisl purus facilisis magna, tristique finibus mi nisi nec mauris. </text:p>
          <text:p text:style-name="Text_20_body"><text:soft-page-break/>Sed ipsum turpis, eleifend vel dui vulputate, tristique ornare odio. Nullam cursus vulputate libero ut imperdiet. Quisque hendrerit tellus a turpis rutrum, vestibulum pellentesque odio venenatis. Nunc augue libero, ullamcorper at nunc bibendum, varius tempor urna. Nam maximus quam magna, quis consectetur libero dignissim et. Vestibulum mattis rutrum accumsan. Proin a consectetur nulla. Integer dignissim velit vel risus pretium, vitae cursus lacus faucibus. Vestibulum rutrum massa eget iaculis dignissim. Vivamus rhoncus efficitur lacus, at luctus ligula dapibus vitae. </text:p>
          <text:p text:style-name="Text_20_body">Nam sed libero eu sapien ultrices tristique ut a ipsum. Sed ac scelerisque magna. Maecenas varius erat vitae arcu pulvinar, non egestas justo posuere. Praesent rhoncus consequat augue, in varius nibh ullamcorper eu. Curabitur pretium sagittis massa at fringilla. Nunc tempus, nibh a pharetra cursus, lacus magna hendrerit ex, vel pretium erat dolor auctor mauris. Sed sagittis pretium lacus non facilisis. Proin a nulla nisl. Vestibulum bibendum erat nec rhoncus efficitur. Aenean eu neque sem. Nullam condimentum mollis erat, in venenatis lacus aliquet quis. </text:p>
          <text:p text:style-name="Text_20_body">Suspendisse mollis libero ex, at blandit enim consectetur sit amet. Phasellus sollicitudin sapien dapibus nibh tincidunt, sed tempus elit gravida. In eu accumsan ante, sit amet tristique erat. Donec tristique odio sit amet leo rhoncus fringilla. Vestibulum et velit quam. In auctor nibh sapien, id tincidunt diam porta nec. Sed sodales ante ipsum, a imperdiet arcu condimentum nec. Fusce fermentum justo tortor, ut hendrerit felis scelerisque et. Vivamus sed velit tempor, rhoncus sem ac, hendrerit turpis. Morbi at metus sit amet ipsum cursus pellentesque non a tortor. Quisque maximus nisl eu nulla pellentesque egestas sed a neque. Orci varius natoque penatibus et magnis dis parturient montes, nascetur ridiculus mus. Aliquam in risus a ante venenatis malesuada. Praesent auctor, enim vitae imperdiet facilisis, nulla neque vestibulum nisl, a feugiat ante ante id urna. </text:p>
          <text:p text:style-name="Text_20_body">Quisque feugiat, erat ut eleifend interdum, lorem nulla pretium orci, quis sollicitudin justo metus non risus. Nulla ut posuere nisi, nec hendrerit arcu. Curabitur non vestibulum leo, vel aliquet nulla. Cras nunc eros, suscipit in sodales et, consectetur blandit lectus. Fusce vitae enim turpis. Pellentesque quis interdum neque. Nulla ac lacus malesuada, porttitor lacus eu, blandit odio. Ut congue vestibulum neque a fringilla. Duis vulputate, magna at vulputate dignissim, neque est convallis lacus, nec pharetra nisi ex sit amet erat. Quisque eget imperdiet lacus, at varius leo. Aliquam euismod sagittis odio vel vulputate. Vivamus nec pretium justo. Suspendisse gravida tempor viverra. Donec finibus maximus sapien et gravida. Ut convallis, metus at iaculis dictum, nisl massa vestibulum leo, feugiat accumsan velit elit sed quam. Quisque sit amet sollicitudin augue. </text:p>
          <text:p text:style-name="Text_20_body">Aliquam lacus orci, condimentum vel massa eget, feugiat tristique velit. Maecenas condimentum sapien mauris, vel varius enim tristique non. Mauris nec tortor odio. Sed at justo ac mi eleifend dictum et at neque. Nullam consequat libero eget sem auctor, et tempor arcu cursus. Duis eu nisl sed lorem venenatis mollis id non tortor. Quisque at tortor dignissim, molestie ex a, varius nisl. Quisque ligula urna, facilisis non blandit sed, fringilla id urna. Ut malesuada justo ac gravida malesuada. Mauris mollis sagittis ultrices. Vestibulum non molestie nisl. </text:p>
          <text:p text:style-name="Text_20_body">Fusce convallis turpis eu turpis tristique, quis placerat mi iaculis. Donec condimentum lacus nec porta vehicula. Nunc sem erat, molestie ac lacus tempor, convallis euismod libero. Pellentesque eu vulputate sapien. Quisque vitae massa semper, ornare eros nec, rhoncus augue. Ut feugiat at diam ac mollis. Suspendisse sit amet lobortis eros. Curabitur vulputate congue mauris at fermentum. Pellentesque vel justo nec metus hendrerit hendrerit. Praesent at risus ornare, egestas mi a, cursus ipsum. Vestibulum mattis, tortor eget faucibus commodo, ligula massa mollis lacus, eget bibendum <text:soft-page-break/>augue sapien vitae nisl. Sed molestie ipsum vitae ante ultricies placerat. Etiam non sollicitudin magna. Ut sed erat sed mi aliquam finibus sed eget enim. Proin et quam eros. Morbi posuere erat eu nisl feugiat, sed rutrum lorem dignissim. </text:p>
          <text:p text:style-name="Text_20_body">Donec ligula lectus, consequat eu lectus sit amet, pulvinar euismod elit. Aliquam in lorem fermentum, tempus urna ut, ullamcorper arcu. Quisque tellus velit, suscipit finibus purus id, ultricies rutrum metus. Nam pulvinar quam nisl, ut gravida dolor laoreet a. Phasellus eu semper libero. Morbi a pellentesque mi. Cras pharetra risus quis risus consectetur, ac ullamcorper ligula vulputate. Cras ullamcorper nisi eget dictum placerat. Vivamus euismod erat ut metus fringilla auctor. Cras ultricies nisi vel orci ullamcorper maximus. Integer consequat lacus non nunc ullamcorper elementum. </text:p>
          <text:p text:style-name="Text_20_body">In vel luctus quam, vitae ullamcorper felis. Suspendisse elementum augue nunc. Nulla facilisi. Nulla vel eleifend ligula. In ullamcorper suscipit sapien, sed pretium dolor sollicitudin eu. In ante turpis, tincidunt sit amet mollis sit amet, dapibus nec felis. Curabitur efficitur eleifend velit ac bibendum. </text:p>
          <text:p text:style-name="Text_20_body">Vivamus ac ornare justo. Integer eget pretium augue. Proin finibus felis metus, nec rutrum dolor vehicula et. Maecenas nec facilisis nibh. Ut eget vehicula massa, non tempus nulla. Donec malesuada nibh nec ipsum gravida fermentum. Pellentesque quis arcu ac augue aliquam condimentum. Maecenas eget lorem erat. Nullam eget ipsum ex. Quisque bibendum sit amet elit at pretium. Nulla leo urna, condimentum ac quam in, tempus varius sem. Maecenas sollicitudin id sem at euismod. Quisque maximus magna a urna elementum scelerisque. In ullamcorper finibus justo eget fermentum. </text:p>
          <text:p text:style-name="Text_20_body">Sed placerat est nec dui fermentum, eu ultricies elit mollis. Vestibulum ante ipsum primis in faucibus orci luctus et ultrices posuere cubilia curae; Cras consectetur rutrum eros id interdum. Duis tellus mauris, ultricies eget tristique in, accumsan et lectus. Integer ante massa, convallis quis ligula sit amet, pulvinar auctor massa. Donec varius a massa vitae pretium. Integer id nulla eget arcu laoreet consequat tristique id turpis. Nunc ut urna imperdiet, pharetra nunc id, vestibulum quam. Nulla ultricies lorem sed velit iaculis, et tincidunt urna porttitor. </text:p>
          <text:p text:style-name="Text_20_body">Etiam pretium velit eget sem vulputate consequat. Donec pretium tincidunt lacus, et viverra velit feugiat sit amet. Donec ultricies quam nec justo viverra, vitae gravida risus accumsan. Mauris nec aliquam ante. Mauris aliquet odio ut risus hendrerit, at convallis velit rutrum. Aenean vitae lacus sit amet eros sodales interdum pharetra ac dui. Nam condimentum nisi et condimentum mollis. </text:p>
          <text:p text:style-name="Text_20_body">Cras condimentum risus id ante auctor tempus. Curabitur porta velit ut sem condimentum suscipit. Curabitur lobortis fermentum faucibus. Nam rutrum, mi quis pharetra congue, arcu metus vulputate lorem, nec ultrices dui orci quis tortor. Proin efficitur convallis aliquet. Curabitur at mi nulla. Integer sit amet mauris non est tempor ornare sit amet et neque. Morbi a urna metus. Aliquam eget pretium purus. Sed in feugiat metus. </text:p>
          <text:p text:style-name="Text_20_body">Ut varius consectetur urna, ac ornare metus vulputate sit amet. Fusce sit amet consequat leo, et lacinia arcu. Fusce ac turpis tempor, convallis tellus eget, rhoncus nisl. Integer convallis lacinia mi. Aliquam blandit urna eu neque luctus, in convallis sapien rutrum. Curabitur ac cursus turpis, non luctus mi. Curabitur aliquam dui ligula, ut iaculis nisi rutrum id. Quisque tempus, magna in mattis cursus, dui augue commodo lorem, id efficitur tortor justo non urna. Pellentesque elit mauris, <text:soft-page-break/>ullamcorper vel nunc in, euismod lacinia sapien. Phasellus neque nulla, commodo eget ornare sit amet, dictum ut quam. Aenean sed lacinia erat. </text:p>
          <text:p text:style-name="Text_20_body">Donec commodo dignissim suscipit. Nullam velit nulla, viverra nec lorem eu, bibendum sagittis ante. Sed mollis auctor nisl maximus interdum. Curabitur mauris elit, ornare at massa venenatis, porttitor condimentum justo. Etiam porttitor ornare accumsan. In viverra efficitur tortor, et venenatis urna ullamcorper vitae. Aenean hendrerit consectetur lacus sollicitudin mollis. Quisque sit amet nunc sit amet eros venenatis sagittis. Aenean fringilla porta arcu, eget lacinia enim. Donec commodo eget ipsum a rutrum. </text:p>
        </text:section>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2-18T00:46:31.563000000</dc:date>
    <meta:editing-duration>PT56S</meta:editing-duration>
    <meta:editing-cycles>3</meta:editing-cycles>
    <meta:document-statistic meta:table-count="0" meta:image-count="0" meta:object-count="0" meta:page-count="25" meta:paragraph-count="153" meta:word-count="13373" meta:character-count="90198" meta:non-whitespace-character-count="76828"/>
  </office:meta>
</office:document-meta>
</file>